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18.3mm" table:align="center"/>
    </style:style>
    <style:style style:name="Table1.A" style:family="table-column">
      <style:table-column-properties style:column-width="35.91mm"/>
    </style:style>
    <style:style style:name="Table1.B" style:family="table-column">
      <style:table-column-properties style:column-width="44.22mm"/>
    </style:style>
    <style:style style:name="Table1.C" style:family="table-column">
      <style:table-column-properties style:column-width="38.17mm"/>
    </style:style>
    <style:style style:name="Table1.A1" style:family="table-cell">
      <style:table-cell-properties style:vertical-align="middle" fo:padding="0.49mm" fo:border="none"/>
    </style:style>
    <style:style style:name="Table1.2" style:family="table-row">
      <style:table-row-properties fo:background-color="#ffffff">
        <style:background-image/>
      </style:table-row-properties>
    </style:style>
    <style:style style:name="Table1.3" style:family="table-row">
      <style:table-row-properties fo:background-color="#e7eaec">
        <style:background-image/>
      </style:table-row-properties>
    </style:style>
    <style:style style:name="Table1.A3" style:family="table-cell">
      <style:table-cell-properties style:vertical-align="middle" fo:background-color="#ffffff" fo:padding="0.49mm" fo:border="none">
        <style:background-image/>
      </style:table-cell-properties>
    </style:style>
    <style:style style:name="P1" style:family="paragraph" style:parent-style-name="Footer">
      <style:paragraph-properties fo:text-align="center" style:justify-single-word="false"/>
    </style:style>
    <style:style style:name="P2" style:family="paragraph" style:parent-style-name="Text_20_body">
      <style:paragraph-properties fo:margin-left="0mm" fo:margin-right="0mm" fo:text-align="center" style:justify-single-word="false" fo:text-indent="0mm" style:auto-text-indent="false"/>
      <style:text-properties style:text-underline-style="solid" style:text-underline-width="auto" style:text-underline-color="font-color"/>
    </style:style>
    <style:style style:name="P3" style:family="paragraph" style:parent-style-name="Text_20_body">
      <style:paragraph-properties fo:margin-left="0mm" fo:margin-right="0mm" fo:text-align="center" style:justify-single-word="false" fo:text-indent="0mm" style:auto-text-indent="false"/>
    </style:style>
    <style:style style:name="P4" style:family="paragraph" style:parent-style-name="Text_20_body">
      <style:paragraph-properties fo:margin-left="0mm" fo:margin-right="0mm" fo:text-align="center" style:justify-single-word="false" fo:text-indent="0mm" style:auto-text-indent="false"/>
      <style:text-properties style:text-underline-style="solid" style:text-underline-type="double" style:text-underline-width="auto" style:text-underline-color="font-color"/>
    </style:style>
    <style:style style:name="P5" style:family="paragraph" style:parent-style-name="Text_20_body">
      <style:text-properties style:text-underline-style="solid" style:text-underline-width="auto" style:text-underline-color="font-color"/>
    </style:style>
    <style:style style:name="P6" style:family="paragraph" style:parent-style-name="Text_20_body">
      <style:text-properties style:text-underline-style="none"/>
    </style:style>
    <style:style style:name="P7" style:family="paragraph" style:parent-style-name="Text_20_body">
      <style:text-properties fo:font-variant="normal" fo:text-transform="none" style:use-window-font-color="true" style:font-name="Times New Roman" fo:font-size="12pt" fo:letter-spacing="normal" fo:font-style="normal" fo:font-weight="normal" fo:background-color="transparent" style:font-size-asian="12pt" style:font-size-complex="12pt"/>
    </style:style>
    <style:style style:name="P8" style:family="paragraph" style:parent-style-name="Text_20_body">
      <style:text-properties fo:font-size="12pt" style:font-size-asian="12pt" style:font-size-complex="12pt"/>
    </style:style>
    <style:style style:name="P9" style:family="paragraph" style:parent-style-name="Text_20_body">
      <style:paragraph-properties fo:text-align="justify" style:justify-single-word="false"/>
    </style:style>
    <style:style style:name="P10" style:family="paragraph" style:parent-style-name="Text_20_body">
      <style:text-properties fo:font-weight="normal" style:font-weight-asian="normal" style:font-weight-complex="normal"/>
    </style:style>
    <style:style style:name="P11" style:family="paragraph" style:parent-style-name="Text_20_body">
      <style:text-properties fo:font-style="normal" fo:font-weight="normal" style:font-style-asian="normal" style:font-weight-asian="normal" style:font-style-complex="normal" style:font-weight-complex="normal"/>
    </style:style>
    <style:style style:name="P12" style:family="paragraph" style:parent-style-name="Standard">
      <style:paragraph-properties fo:margin-top="0mm" fo:margin-bottom="0mm"/>
      <style:text-properties fo:font-size="2pt" style:font-size-asian="2pt" style:font-size-complex="2pt"/>
    </style:style>
    <style:style style:name="P13" style:family="paragraph" style:parent-style-name="Table_20_Contents">
      <style:text-properties fo:font-weight="bold" style:font-weight-asian="bold" style:font-weight-complex="bold"/>
    </style:style>
    <style:style style:name="P14" style:family="paragraph" style:parent-style-name="Table_20_Contents">
      <style:text-properties fo:font-size="12pt" style:font-size-asian="12pt" style:font-size-complex="12pt"/>
    </style:style>
    <style:style style:name="P15" style:family="paragraph" style:parent-style-name="Text_20_body" style:list-style-name=""/>
    <style:style style:name="P16" style:family="paragraph" style:parent-style-name="Text_20_body" style:list-style-name="">
      <style:paragraph-properties fo:margin-left="0mm" fo:margin-right="0mm" fo:text-indent="0mm" style:auto-text-indent="false"/>
    </style:style>
    <style:style style:name="P17" style:family="paragraph" style:parent-style-name="Heading_20_1">
      <style:paragraph-properties fo:text-align="center" style:justify-single-word="false"/>
    </style:style>
    <style:style style:name="P18" style:family="paragraph" style:parent-style-name="Heading_20_1" style:list-style-name="">
      <style:paragraph-properties fo:margin-left="0mm" fo:margin-right="0mm" fo:text-align="center" style:justify-single-word="false" fo:text-indent="0mm" style:auto-text-indent="false"/>
    </style:style>
    <style:style style:name="P19" style:family="paragraph" style:parent-style-name="Heading_20_1">
      <style:paragraph-properties fo:break-before="page"/>
    </style:style>
    <style:style style:name="P20" style:family="paragraph" style:parent-style-name="Heading_20_1" style:list-style-name="">
      <style:paragraph-properties fo:text-align="justify" style:justify-single-word="false" fo:break-before="page"/>
    </style:style>
    <style:style style:name="P21" style:family="paragraph" style:parent-style-name="Heading_20_2">
      <style:paragraph-properties fo:break-before="page"/>
    </style:style>
    <style:style style:name="P22" style:family="paragraph" style:parent-style-name="Heading_20_3">
      <style:text-properties style:text-underline-style="none"/>
    </style:style>
    <style:style style:name="P23" style:family="paragraph" style:parent-style-name="Heading_20_4">
      <style:paragraph-properties fo:text-align="center" style:justify-single-word="false"/>
    </style:style>
    <style:style style:name="P24" style:family="paragraph" style:parent-style-name="Heading_20_4">
      <style:paragraph-properties fo:text-align="center" style:justify-single-word="false"/>
      <style:text-properties fo:font-style="normal" style:font-style-asian="normal" style:font-style-complex="normal"/>
    </style:style>
    <style:style style:name="P25" style:family="paragraph" style:parent-style-name="Heading_20_4">
      <style:text-properties style:text-underline-style="none"/>
    </style:style>
    <style:style style:name="P26" style:family="paragraph" style:parent-style-name="List_20_1">
      <style:text-properties fo:font-weight="normal" style:font-weight-asian="normal" style:font-weight-complex="normal"/>
    </style:style>
    <style:style style:name="P27" style:family="paragraph" style:parent-style-name="List_20_1">
      <style:text-properties style:text-underline-style="none"/>
    </style:style>
    <style:style style:name="P28" style:family="paragraph" style:parent-style-name="List_20_1">
      <style:text-properties style:text-underline-style="none" fo:font-weight="normal" style:font-weight-asian="normal" style:font-weight-complex="normal"/>
    </style:style>
    <style:style style:name="T1" style:family="text">
      <style:text-properties style:text-underline-style="none"/>
    </style:style>
    <style:style style:name="T2" style:family="text">
      <style:text-properties style:text-underline-style="none" fo:font-weight="normal" style:font-weight-asian="normal" style:font-weight-complex="normal"/>
    </style:style>
    <style:style style:name="T3" style:family="text">
      <style:text-properties fo:font-style="italic"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weight="normal" style:font-weight-asian="normal" style:font-weight-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tyle="normal" style:font-style-asian="normal" style:font-style-complex="normal"/>
    </style:style>
    <style:style style:name="T8" style:family="text">
      <style:text-properties fo:font-style="normal" style:text-underline-style="none" style:font-style-asian="normal" style:font-style-complex="normal"/>
    </style:style>
    <style:style style:name="T9" style:family="text">
      <style:text-properties fo:font-variant="normal" fo:text-transform="none" style:use-window-font-color="true" style:font-name="Times New Roman" fo:letter-spacing="normal" fo:font-style="normal" fo:font-weight="normal"/>
    </style:style>
    <style:style style:name="T10" style:family="text">
      <style:text-properties fo:font-variant="normal" fo:text-transform="none" style:use-window-font-color="true" style:font-name="Times New Roman" fo:letter-spacing="normal" fo:font-style="normal" fo:font-weight="normal" style:font-weight-asian="normal" style:font-weight-complex="normal"/>
    </style:style>
    <style:style style:name="T11" style:family="text">
      <style:text-properties fo:font-variant="normal" fo:text-transform="none" style:use-window-font-color="true" style:text-line-through-style="none" style:font-name="Times New Roman" fo:letter-spacing="normal" fo:font-style="normal" style:text-underline-style="none" fo:font-weight="normal" style:text-blinking="false"/>
    </style:style>
    <style:style style:name="T12" style:family="text">
      <style:text-properties fo:font-variant="normal" fo:text-transform="none" fo:font-size="12pt" fo:letter-spacing="normal" fo:font-style="normal" fo:font-weight="normal" style:font-size-asian="12pt" style:font-size-complex="12pt"/>
    </style:style>
    <style:style style:name="T13" style:family="text">
      <style:text-properties style:use-window-font-color="true" style:font-name="Times New Roman"/>
    </style:style>
    <style:style style:name="T14" style:family="text">
      <style:text-properties style:use-window-font-color="true" style:font-name="Times New Roman" fo:font-weight="normal" style:font-weight-asian="normal" style:font-weight-complex="normal"/>
    </style:style>
    <style:style style:name="T15" style:family="text">
      <style:text-properties fo:font-size="12pt" style:font-size-asian="12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8" text:outline-level="1"><text:bookmark text:name="__RefHeading__2955_1119159922"/>Masarykova univerzita<text:bookmark-end text:name="__RefHeading__2955_1119159922"/></text:h>
      <text:h text:style-name="P18" text:outline-level="1">Fakulta informatiky</text:h>
      <text:p text:style-name="P3"/>
      <text:p text:style-name="P3"/>
      <text:p text:style-name="P3"/>
      <text:p text:style-name="P3"/>
      <text:p text:style-name="P3"/>
      <text:p text:style-name="P4"/>
      <text:h text:style-name="P23" text:outline-level="4">Bakalářská práce</text:h>
      <text:p text:style-name="P3"/>
      <text:h text:style-name="P17" text:outline-level="1">Nástroje pro migraci webového archivu</text:h>
      <text:p text:style-name="P3"/>
      <text:p text:style-name="P2"/>
      <text:p text:style-name="P2"/>
      <text:p text:style-name="P2"/>
      <text:p text:style-name="P2"/>
      <text:p text:style-name="P2"/>
      <text:p text:style-name="P2"/>
      <text:p text:style-name="P2"/>
      <text:p text:style-name="P2"/>
      <text:h text:style-name="P24" text:outline-level="4">Martin Prokop<text:tab/><text:tab/><text:tab/><text:tab/><text:tab/><text:tab/><text:tab/><text:tab/>2012</text:h>
      <text:h text:style-name="P19" text:outline-level="1">Prohlášení</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Prohlašuji, že tato práce je mým původním autorským dílem, které jsem vypracoval samostatně. Všechny zdroje, prameny a literaturu, které jsem při vypracování používal nebo z nich čerpal, v práci řádně cituji s uvedením úplného odkazu na příslušný zdroj.</text:p>
      <text:p text:style-name="Text_20_body"/>
      <text:p text:style-name="Text_20_body"><text:tab/><text:tab/><text:tab/><text:tab/><text:tab/><text:tab/><text:tab/>_______________________</text:p>
      <text:h text:style-name="P20" text:outline-level="1">Poděkování</text:h>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h text:style-name="P15" text:outline-level="1">Na tomto místě chci poděkovat Mgr. Václavovi Roseckému a Ing. Petrovi Žabičkovi za pomoc při řešení této bakalářské práce.</text:h>
      <text:h text:style-name="P19" text:outline-level="1">Shrnutí</text:h>
      <text:p text:style-name="Text_20_body">Bakalářská práce se zabývá možností migrace webového archivu vytvořeného v rámci projektu WebArchiv. Představuji projekt a jeho vývoj, dále podávám přehled nástrojů a prací s ním souvisejících. Po přehledu a sumarizaci informací o WebArchivu pokračuji přehledem archivačních formátů. Předvádím výhody jednotlivých formátů a ukazuji důvody, proč je potřeba provést migraci stávajícího archivu. V poslední části práce se zabývám samotnými nástroji sloužícími k migraci. Cílem práce je představit výhody a nevýhody jednotlivých nástrojů a tím připravit podklad pro další studii možnosti migrace.</text:p>
      <text:h text:style-name="Heading_20_1" text:outline-level="1">Klíčová slova</text:h>
      <text:p text:style-name="Text_20_body">WebArchiv, warc, arc, migrace, archivace webu.</text:p>
      <text:h text:style-name="P19" text:outline-level="1"><text:bookmark text:name="__RefHeading__1469_1422318452"/>Obsah<text:bookmark-end text:name="__RefHeading__1469_1422318452"/></text:h>
      <text:p text:style-name="P5">(Doplním později)</text:p>
      <text:h text:style-name="P19" text:outline-level="1">Úvod</text:h>
      <text:p text:style-name="Text_20_body">V dnešní době je internet jedním z hlavních zdrojů informací, a v podstatě i hybatelem společenských změn. Každým dnem vzniká velké množství nových elektronických dokumentů, které jsou uložené pouze na síti. Dokumenty nemají charakter stálých informací, jejich obsah se mění prakticky neustále. Je typické, že staré verze dokumentů jejich autoři neuchovávají, a proto dochází ke ztrátě cenných informací souvisejících s národním kulturním dědictvím. </text:p>
      <text:p text:style-name="Text_20_body">Z tohoto důvodu je velmi důležité aby se webové zdroje dlouhodobě uchovávaly a bylo možné je zpětně rekonstruovat. Projekt WebArchiv má za cíl přesně tohle zajistit. <text:span text:style-name="T6">Není sporu o tom, že elektronické dokumenty nesou velkou informační hodnotu. Myslím si, že není potřeba příliš váhat v tvrzení, že právě projekt WebArchiv může pro budoucnost nést podobnou hodnotu jako slavná </text:span><text:span text:style-name="T4">Encyklopedie aneb Racionální slovník věd, umění a řemesel</text:span><text:span text:style-name="T6">, vzniklá v 18. století ve Francii, nebo </text:span><text:span text:style-name="T4">Ottův slovník naučný</text:span><text:span text:style-name="T6">, publikovaný na přelomu 19. a 20. století v Čechách.</text:span></text:p>
      <text:p text:style-name="P11">Z hlediska dlouhodobého uchovávání dat je samozřejmě důležité správně nastavit politiku jejich archivování. Řešitelé projektu WebArchiv tyto problémy řeší již dvanáctým rokem. S postupujícím zdokonalováním technologií se rychle mění trendy a parametry, které musí sledovat a splňovat. Dá se říci, že každým dalším dnem vznikají další požadavky pro archivaci webových zdrojů.</text:p>
      <text:p text:style-name="P11">Jedním ze základních problému je samotné uchovávání archivu. Každým rokem enormně narůstá obsah archivu a tomu se musí přizpůsobit práce s archivovanými zdroji. Je potřeba zajistit aby archivovaná data byla čitelná dlouhodobě a dalo se s nimi snadno manipulovat. V současné době se projevují limity archivování zdrojů pomocí formátu arc. Tento formát je pro archivaci sice vhodný, ale je již zastaralý a málo robustní. </text:p>
      <text:p text:style-name="P11">Ukazuje se, že by bylo vhodné nahradit tento formát novým formátem warc. Formát warc je relativně nový a prozatím ne příliš používaný. V budoucnu se však pravděpodobně stane standardem pro uchovávání webových zdrojů. Vzniká tedy <text:soft-page-break/>otázka možnosti přechodu WebArchivu na práci výhradně s tímto formátem. Před samotným přechodem je potřeba vyřešit spoustu problémů. Všechny používané nástroje musí být na práci s novým formátem připraveny. </text:p>
      <text:p text:style-name="P11">Předmětem této bakalářské práce je jedna z dílčích akcích vedoucích k přechodu WebArchivu na uchovávání dat ve formátu warc archivů. Jedná se o migraci stávajícího archivu do tohoto nového formátu. Jelikož tato problematika je nová a specifická pro projekt WebArchiv není její řešení triviálně jednoduché.</text:p>
      <text:p text:style-name="P11">Ve své práci se pokusím nalézt nástroje, které by samotnou migraci umožnili. Představím možná řešení převodu a ukáži jejich výhody a nevýhody. Výstupem práce by pak měly být ukázky jednotlivých nástrojů určených pro migraci, nikoliv samotná migrace.</text:p>
      <text:p text:style-name="P11">Závěry práce tedy budou tvořit podklady řešitelům projektu WebArchiv, pro plánování migrace webového archivu.</text:p>
      <text:h text:style-name="P19" text:outline-level="1">1 WebArchiv</text:h>
      <text:h text:style-name="Heading_20_2" text:outline-level="2">1.1 O WebArchivu</text:h>
      <text:p text:style-name="Text_20_body">WebArchiv je projekt, jehož cílem je archivace českého internetu. Jeho zřizovatelem je Národní knihovna ČR, která spolupracuje s Moravskou zemskou knihovnou a Ústavem výpočetní techniky Masarykovy univerzity. [1] Vznikl v roce 2000 v rámci projektu Registrace, ochrana a zpřístupnění domácích elektronických zdrojů v síti Internet. Cílem WebArchivu je tedy uchovat české webové zdroje v rámci zachování českého kulturního dědictví.</text:p>
      <text:p text:style-name="Text_20_body">WebArchiv klade důraz na takové elektronické zdroje, které nejsou dostupné v tištěné podobě. Jejich archivace ve WebArchivu jeden z nejspolehlivějších způsobů jejich uchování do budoucna.</text:p>
      <text:p text:style-name="Text_20_body">Zachování těchto dokumentů je podstatné hlavně pro zachycení a možnost hodnocení vývoje českého kulturního dědictví. Projekt si klade za cíl uchovávat dlouhodobě české webové stránky a umožnit jejich zpětné vyhledávání. [2]</text:p>
      <text:p text:style-name="Text_20_body">Archivace není důležitá jen pro případ ztráty dat, ale i pro předejití problému zastarání technologií. Jak víme multimediální technologie se v dnešní době velmi dynamicky vyvíjí a dokument, který byl před několika lety běžně zobrazitelný pro většinu uživatelů internetu, již dnes není podporovaný většinou počítačů. Jelikož WebArchiv zálohuje velké množství dokumentů v průběhu let musí řešit i tento aspekt archivace dat. Má tudíž výborný potenciál k zachování informační hodnoty dokumentů.</text:p>
      <text:p text:style-name="Text_20_body">Databáze WebArchivu obsahuje [3]:</text:p>
      <text:list xml:id="list1632243480" text:style-name="List_20_1">
        <text:list-item>
          <text:p text:style-name="List_20_1">Digitální dokumenty volně dostupné prostřednictvím sítě internet</text:p>
        </text:list-item>
        <text:list-item>
          <text:p text:style-name="List_20_1">Publikace odborného, uměleckého a zpravodajsko-publicistického zaměření</text:p>
        </text:list-item>
        <text:list-item>
          <text:p text:style-name="List_20_1">Periodika, monografie, konferenční příspěvky, výzkumné a jiné zprávy, akademické práce</text:p>
        </text:list-item>
      </text:list>
      <text:h text:style-name="P21" text:outline-level="2">1.2 Vývoj projektu</text:h>
      <text:p text:style-name="Text_20_body">Pokusím se zhruba předvést cíle a vývoj projektu v průběhu jeho řešení. Je samozřejmé, že v počátcích projektu bylo nejprve potřeba stanovit základní parametry projektu a dlouhodobé cíle. V průběhu řešení pak docházelo hlavně k formulaci nových cílů. Výzkumu nových technologií a vznikla i potřeba pro adaptování se na nové trendy v dané problematice.</text:p>
      <text:p text:style-name="Text_20_body">WebArchiv pravidelně publikuje zprávy o své činnosti a dalších záměrech. Zprávy jsou samozřejmě vystavovány na webových stránkách projektu [4]. Přehled vývoje v jednotlivých letech, který uvedu níže, čerpal vždy výhradně ze zpráv pro příslušný rok. Musím ale konstatovat, že ne vždy jsou dokumenty dostupné – některé jsou určené pro interní potřebu řešitelů projektu, některé mohou být poškozené a na některé nevedou správně odkazy.</text:p>
      <text:h text:style-name="Heading_20_3" text:outline-level="3">1.2.1 Rok 2000</text:h>
      <text:p text:style-name="Text_20_body">V počátcích projektu bylo hlavním cílem připravit podmínky, které by umožnili samotné zpracovávání české národní bibliografie a zajistit její dlouhodobé ukládání.</text:p>
      <text:p text:style-name="Text_20_body">Následně bylo potřeba vyřešit organizační otázky týkající se získávání nových dokumentů do archivu. Zde se jedná hlavně o legislativní rámec a politiku přijímání nových dokumentů. A poté upřesnění možností přístupu k elektronickým zdrojů v souvislosti s autorským právem. [5]</text:p>
      <text:h text:style-name="Heading_20_3" text:outline-level="3">1.2.2 Rok 2001</text:h>
      <text:p text:style-name="Text_20_body">Důležitou prací bylo mapování situace s archivováním internetových zdrojů <text:s/>v rámci jiných projektů a institucí, protože čerpání zkušeností od jiných řešitelů podobných projektů je výhodné a může ušetřit spoustu práce do budoucna. </text:p>
      <text:p text:style-name="Text_20_body">V tomto roce již začalo samotné shromažďování a archivace internetových zdrojů. Zásadní byla otázka archivace sklizených dat, řešitelé potřebovali pro dlouhodobou archivaci a práci s daty zvolit vhodný formát uchovávání metadat stažených souborů. Pro tyto účely zvolili nakonec Dublin Core Metadata Element <text:soft-page-break/>Set<text:note text:id="ftn1" text:note-class="footnote"><text:note-citation>1</text:note-citation><text:note-body><text:p text:style-name="Footnote">Více informací o Dublin Core na: http://dublincore.org/documents/dces/</text:p></text:note-body></text:note>, který byl lokalizován pro české webové zdroje. <text:span text:style-name="T1">Dále probíhal vývoj nových nástrojů:</text:span></text:p>
      <text:list xml:id="list1767923575" text:continue-numbering="true" text:style-name="List_20_1">
        <text:list-item>
          <text:p text:style-name="List_20_1">Dublin Core Metadata Generator</text:p>
        </text:list-item>
        <text:list-item>
          <text:p text:style-name="List_20_1">Generátor URN</text:p>
        </text:list-item>
        <text:list-item>
          <text:p text:style-name="List_20_1">Kalkulátor MD5</text:p>
        </text:list-item>
        <text:list-item>
          <text:p text:style-name="List_20_1">Nedlib Harvester</text:p>
        </text:list-item>
      </text:list>
      <text:p text:style-name="Text_20_body">Řešitelé upravili kritéria výběru nových webových zdrojů. Jak jsem zmínil výše, došlo k vývoji v oblasti legislativy. Opět vycházeli ze strategie zahraničních kolegů. Dále byla věnována pozornost sklizni elektronických seriálů. [6]</text:p>
      <text:h text:style-name="Heading_20_3" text:outline-level="3">1.2.3 Rok 2002</text:h>
      <text:p text:style-name="Text_20_body">V tomto roce byla činnost řešitelů především zaměřena na vývoj používaného softwaru. Za cíl měli vytvoření vyhledávací struktury a tím zpřístupnění všech zálohovaných webových zdrojů.</text:p>
      <text:p text:style-name="Text_20_body">Řešitelé neustále mapovali situaci v legislativě týkající se archivace zdrojů a v souvislosti tím došlo k vytvoření vzorových smluv s majiteli webových zdrojů.</text:p>
      <text:p text:style-name="Text_20_body">Pro nedostatek pracovních a finančních kapacit se odstoupilo od plánovaného ukládání metadat ve formátu Dublin Core a řešitelský tým se rozhodl pro využití formátu UNIMARC<text:note text:id="ftn2" text:note-class="footnote"><text:note-citation>2</text:note-citation><text:note-body><text:p text:style-name="Footnote">Podrobné informace o formátu MARC 21: http://www.loc.gov/marc/unimarctomarc21.html</text:p></text:note-body></text:note> [7].</text:p>
      <text:h text:style-name="Heading_20_3" text:outline-level="3">1.2.4 Rok 2003</text:h>
      <text:p text:style-name="P6">Zprávu pro tento rok se mi bohužel nepodařilo dohledat.</text:p>
      <text:h text:style-name="Heading_20_3" text:outline-level="3">1.2.5 Rok 2004</text:h>
      <text:p text:style-name="P6">Projekt byl řešen v rámci projektu <text:span text:style-name="T3">Budování vzájemně kompatibilních </text:span><text:span text:style-name="T3">informačních systémů pro přístup k heterogenním informačním zdrojům a jejich zastřešení prostřednictvím Jednotné informační brány</text:span>.</text:p>
      <text:p text:style-name="P6">Řešitelé se zabývali analýzou možností dalšího vývoje softwaru pro tvorbu <text:soft-page-break/>metadat, jednoznačné identifikace dokumentů, stahování webových zdrojů a jejich ukládání. Dále možnostmi trvalého a efektivního přístupu k uloženým datům.</text:p>
      <text:p text:style-name="P6">Bylo potřeba monitorovat vývoj technologií – zejména standardů pro metadata a formáty. Byly budovány tématické brány a konspekt. WebArchiv užíval nástroje jako NEDLIB, Heritrix. <text:span text:style-name="T5">[8]</text:span></text:p>
      <text:h text:style-name="Heading_20_3" text:outline-level="3">1.2.6 Rok 2005</text:h>
      <text:p text:style-name="P6">Projekt byl i nadále řešen v rámci stejného projektu jako v roce 2004 a pokračoval v práci ve stejném okruhu témat jako v předešlém roce. Důraz byl kladen na analýzy přístupnosti dokumentů v archivu. Databáze WebArchivu byla převáděna do formátu arc. V tomto formátu jsou data uložená až do dnes. Právě formát arc a jeho převod do formátu warc je předmětem mé práce. <text:span text:style-name="T5">[9]</text:span></text:p>
      <text:h text:style-name="Heading_20_3" text:outline-level="3">1.2.7 Rok 2006</text:h>
      <text:p text:style-name="Text_20_body">Řešitelé projektu pracovali současně na projektu CULTURE 2000<text:note text:id="ftn3" text:note-class="footnote"><text:note-citation>3</text:note-citation><text:note-body><text:p text:style-name="Footnote">Podrobné informace o projektu: http://www.webarchiv.cz/culture-2000/</text:p></text:note-body></text:note> s podtitulem Web Cultural Heritage. Z toho důvodu provedli obsáhlou analýzu obsahu archivu. Tým dále provedl analýzu využívaného softwaru: <text:span text:style-name="T2">[10]</text:span></text:p>
      <text:list xml:id="list347739974" text:continue-numbering="true" text:style-name="List_20_1">
        <text:list-item>
          <text:p text:style-name="List_20_1">NutchWAX</text:p>
        </text:list-item>
        <text:list-item>
          <text:p text:style-name="List_20_1">WayBack</text:p>
        </text:list-item>
        <text:list-item>
          <text:p text:style-name="List_20_1">WAXToolbar</text:p>
        </text:list-item>
        <text:list-item>
          <text:p text:style-name="List_20_1">WERA</text:p>
        </text:list-item>
        <text:list-item>
          <text:p text:style-name="List_20_1">ARCRetriever</text:p>
        </text:list-item>
        <text:list-item>
          <text:p text:style-name="List_20_1">WebCurator</text:p>
        </text:list-item>
        <text:list-item>
          <text:p text:style-name="List_20_1">Heritrix</text:p>
        </text:list-item>
        <text:list-item>
          <text:p text:style-name="List_20_1">DeDuplicator </text:p>
        </text:list-item>
      </text:list>
      <text:h text:style-name="Heading_20_3" text:outline-level="3">1.2.8 Rok 2007</text:h>
      <text:p text:style-name="Text_20_body">V tomto roce řešitelské upravili webové stránky projektu. Důraz byl kladen hlavně na uživatelskou přívětivost. Z webu je přímý přístup k nástroji WERA, který <text:soft-page-break/>umožňuje fulltextové vyhledávání ve veřejné části databáze WebArchivu. Dále je plně zpřístupněn nástroj Wayback, který umožňuje vyhledá ve zdrojích podle URL adresy. Vyhledávání je napojeno na možnost vyhledávání v databázi Internet Archive<text:note text:id="ftn4" text:note-class="footnote"><text:note-citation>4</text:note-citation><text:note-body><text:p text:style-name="Footnote">Webové stránky dostupné na adrese: http://www.archive.org/</text:p></text:note-body></text:note>.</text:p>
      <text:p text:style-name="Text_20_body">Dále byl vyvinut nástroj pro vyhledávání podle metodiky konspektu. <text:span text:style-name="T1">Tým se zabýval možností zlepšování tematických sklizní. Také se pracovalo na lokalizaci užívaných nástrojů. Prozkoumávala se i možnost průběžné analýzy sklizně.</text:span></text:p>
      <text:p text:style-name="P6">Velký význam měla analýza možnosti sklízení bohemikálních zdrojů mimo doménu CZ. Na toto téma byla zpracována i bakalářská práce s názvem<text:span text:style-name="T5"> </text:span><text:span text:style-name="Strong_20_Emphasis"><text:span text:style-name="T5">Rozpoznání a archivace českého webu mimo národní doménu</text:span></text:span><text:span text:style-name="Strong_20_Emphasis"><text:note text:id="ftn5" text:note-class="footnote"><text:note-citation>5</text:note-citation><text:note-body><text:p text:style-name="Footnote">Práce dostupná na: http://is.muni.cz/th/172585/fi_b/</text:p></text:note-body></text:note></text:span><text:span text:style-name="Strong_20_Emphasis"><text:span text:style-name="T5">, kterou zpracoval Ivan Vlček.</text:span></text:span></text:p>
      <text:p text:style-name="P6">V tomto roce došlo ke změně legislativy týkající se uchovávání elektronických informačních zdrojů. Tento problém úzce souvisí s licencí Creative Commons<text:note text:id="ftn6" text:note-class="footnote"><text:note-citation>6</text:note-citation><text:note-body><text:p text:style-name="Footnote">Podrobné informace o licenci Creative Commons uvedu v další části práce</text:p></text:note-body></text:note>.</text:p>
      <text:p text:style-name="Text_20_body"><text:span text:style-name="T1">Došlo k havárii diskového pole, která způsobila ztrátu dat v archivu. Ze zhruba 4,4 TB dat zůstalo nepoškozeno 3,8 TB dat. Ztracená data zastupovala archívy ze všech proběhlých sklizní. Některé z poškozených souborů se povedlo obnovit ze záloh či doplnit z databáze Internet Archive. [11] </text:span><text:span text:style-name="T2">[12]</text:span></text:p>
      <text:h text:style-name="Heading_20_3" text:outline-level="3">1.2.9 Rok 2008</text:h>
      <text:p text:style-name="Text_20_body">Pokračovalo se v analýze možností konspektu a tematických sklizní. Dále probíhala lokalizace používaných nástrojů. Jako v předchozím roce se prozkoumávala možnost<text:span text:style-name="T1"> sklízení bohemikálních zdrojů mimo doménu CZ – stále v rámci bakalářské práce Ivana Vlčka. Nadále se sleduje možnost analýzy průběžných sklizní.</text:span></text:p>
      <text:p text:style-name="Text_20_body">Významně se projevila potřeba řešit otázku ochrany a trvalého zpřístupnění uložených dokumentů. Opět bylo potřeba řešit jak hledisko legislativní tak technologické. Z technologického hlediska je hlavně potřeba navýšit kapacitu datových úložišť a ochranu proti ztrátě dat. V minulosti totiž několikrát došlo ke ztrátě dat v důsledku poruchy datového úložiště. <text:span text:style-name="T1">[13]</text:span></text:p>
      <text:h text:style-name="Heading_20_3" text:outline-level="3"><text:soft-page-break/>1.2.10 Rok 2009</text:h>
      <text:p text:style-name="Text_20_body">Řešitelé měli v tomto roce na starost hostování a správu serverů a diskového pole v ÚVT MU a Centrálním depozitáři NK v Hostivaři. To obnášelo pozorování a správu softwaru a instalaci nových serverů běžících na platformě VMWARE.</text:p>
      <text:p text:style-name="Text_20_body">Pro zabezpečení před ztrátami dat, které by nastaly při havárii úložišť probíhala záloha severů a revize politiky zálohování. S narůstající velikostí archivu se jeho zpráva stává extrémně obtížnou.</text:p>
      <text:p text:style-name="Text_20_body">V průběhu roku bylo provedeno větší množství sklizní. Šest výběrových sklizní webů se smlouvou, tři výběrové sklizně bez smlouvy, dvě celoplošné sklizně domény CZ a dvě celoplošné sklizně bohemikálních zdrojů mimo doménu CZ. Oproti předešlému roku bylo sklizeno více než dvojnásobné množství dat. Tento nárůst se dá vysvětlit výše zmíněnou instalací nových výkoných serverů.<text:span text:style-name="T1"> [14]</text:span></text:p>
      <text:h text:style-name="Heading_20_3" text:outline-level="3">1.2.11 Rok 2010</text:h>
      <text:p text:style-name="Text_20_body">Stejně jako v roce 2009 pokračovalo spravování serverů a diskového pole v ÚVT MU a Centrálním depozitáři NK v Hostivaři. Doinstalovali sedva nové VMWARE servery. Pokračovalo pravidelné zálohováni archivu. Probíhala stejně jako předešlý rok revize přístupové politiky k serverům. Došlo k několika závažných výpadků způsobených hardwarovými chybami.</text:p>
      <text:p text:style-name="Text_20_body">Z hlediska výzkumu bylo pokračoval vývoji konspekt, lokalizace nových verzí softwaru, analýza možností sklizní bohemikálních zdrojů mimo doménu CZ. Zvyšovala se robustnost infrastruktury a řešitelé se snažili vylepšit dohled na sklizněmi. [15]</text:p>
      <text:p text:style-name="Text_20_body">V tomto roce bylo provedeno šest sklizní webů s uzavřenou smlouvou a tři sklizně webů beze smlouvy. A samozřejmě proběhla i celoplošná sklizeň nad doménou CZ. Při sklizních byl nasazen nástroj DeDuplicator. Podrobnosti o nástroji zmiňuji v části práce věnované nástrojům.<text:span text:style-name="T1"> [16]</text:span></text:p>
      <text:h text:style-name="Heading_20_3" text:outline-level="3">1.2.12 Rok 2011</text:h>
      <text:p text:style-name="Text_20_body">V době práce na bakalářské práci ještě nebyla zpráva dostupná.</text:p>
      <text:h text:style-name="P21" text:outline-level="2">1.3 Současný obsah databáze</text:h>
      <text:p text:style-name="Text_20_body">Zde nabízím přehled množství stažených webových zdrojů v celoplošných sklizních. Kompletní přehledy jsou dostupné na webových stránkách projektu [17]. Mimo celoplošné sklizně, určené pro sběr dat na doméně CZ tvoří část databáze i tématické sklizně a konspekt. Celkově obsahuje databáze cca 47TB dat.</text:p>
      <text:p text:style-name="Text_20_body">Údaje v tabulce odpovídají zprávám, které WebArchiv pravidelně publikuje. Čísla však nemusí být úplně přesná – například z důvodu havárie v roce 2007.</text:p>
      <text:p text:style-name="P12"/>
      <table:table table:name="Table1" table:style-name="Table1">
        <table:table-column table:style-name="Table1.A"/>
        <table:table-column table:style-name="Table1.B"/>
        <table:table-column table:style-name="Table1.C"/>
        <table:table-row>
          <table:table-cell table:style-name="Table1.A1" office:value-type="string">
            <text:p text:style-name="P13">Sklizeň</text:p>
          </table:table-cell>
          <table:table-cell table:style-name="Table1.A1" office:value-type="string">
            <text:p text:style-name="P13">Počet souborů</text:p>
          </table:table-cell>
          <table:table-cell table:style-name="Table1.A1" office:value-type="string">
            <text:p text:style-name="P13">Rozsah (MB)</text:p>
          </table:table-cell>
        </table:table-row>
        <table:table-row table:style-name="Table1.2">
          <table:table-cell table:style-name="Table1.A1" office:value-type="string">
            <text:p text:style-name="Table_20_Contents">2001</text:p>
          </table:table-cell>
          <table:table-cell table:style-name="Table1.A1" office:value-type="string">
            <text:p text:style-name="Table_20_Contents">3 017 058</text:p>
          </table:table-cell>
          <table:table-cell table:style-name="Table1.A1" office:value-type="string">
            <text:p text:style-name="Table_20_Contents">106 520</text:p>
          </table:table-cell>
        </table:table-row>
        <table:table-row table:style-name="Table1.3">
          <table:table-cell table:style-name="Table1.A3" office:value-type="string">
            <text:p text:style-name="Table_20_Contents">2002</text:p>
          </table:table-cell>
          <table:table-cell table:style-name="Table1.A3" office:value-type="string">
            <text:p text:style-name="Table_20_Contents">10 272 093</text:p>
          </table:table-cell>
          <table:table-cell table:style-name="Table1.A3" office:value-type="string">
            <text:p text:style-name="Table_20_Contents">315 756</text:p>
          </table:table-cell>
        </table:table-row>
        <table:table-row table:style-name="Table1.2">
          <table:table-cell table:style-name="Table1.A1" office:value-type="string">
            <text:p text:style-name="Table_20_Contents">2004</text:p>
          </table:table-cell>
          <table:table-cell table:style-name="Table1.A1" office:value-type="string">
            <text:p text:style-name="Table_20_Contents">32 161 396</text:p>
          </table:table-cell>
          <table:table-cell table:style-name="Table1.A1" office:value-type="string">
            <text:p text:style-name="Table_20_Contents">1 058 305</text:p>
          </table:table-cell>
        </table:table-row>
        <table:table-row table:style-name="Table1.2">
          <table:table-cell table:style-name="Table1.A1" office:value-type="string">
            <text:p text:style-name="Table_20_Contents">2005</text:p>
          </table:table-cell>
          <table:table-cell table:style-name="Table1.A1" office:value-type="string">
            <text:p text:style-name="Table_20_Contents">9 336 123</text:p>
          </table:table-cell>
          <table:table-cell table:style-name="Table1.A1" office:value-type="string">
            <text:p text:style-name="Table_20_Contents">253 785</text:p>
          </table:table-cell>
        </table:table-row>
        <table:table-row table:style-name="Table1.2">
          <table:table-cell table:style-name="Table1.A1" office:value-type="string">
            <text:p text:style-name="Table_20_Contents">2006</text:p>
          </table:table-cell>
          <table:table-cell table:style-name="Table1.A1" office:value-type="string">
            <text:p text:style-name="Table_20_Contents">70 741 016</text:p>
          </table:table-cell>
          <table:table-cell table:style-name="Table1.A1" office:value-type="string">
            <text:p text:style-name="Table_20_Contents">3 465 016</text:p>
          </table:table-cell>
        </table:table-row>
        <table:table-row table:style-name="Table1.2">
          <table:table-cell table:style-name="Table1.A1" office:value-type="string">
            <text:p text:style-name="Table_20_Contents">2007</text:p>
          </table:table-cell>
          <table:table-cell table:style-name="Table1.A1" office:value-type="string">
            <text:p text:style-name="Table_20_Contents">81 300 000</text:p>
          </table:table-cell>
          <table:table-cell table:style-name="Table1.A1" office:value-type="string">
            <text:p text:style-name="Table_20_Contents">3 600 000</text:p>
          </table:table-cell>
        </table:table-row>
        <table:table-row table:style-name="Table1.2">
          <table:table-cell table:style-name="Table1.A1" office:value-type="string">
            <text:p text:style-name="Table_20_Contents">2008</text:p>
          </table:table-cell>
          <table:table-cell table:style-name="Table1.A1" office:value-type="string">
            <text:p text:style-name="Table_20_Contents">78 203 483</text:p>
          </table:table-cell>
          <table:table-cell table:style-name="Table1.A1" office:value-type="string">
            <text:p text:style-name="Table_20_Contents">3 900 000</text:p>
          </table:table-cell>
        </table:table-row>
        <table:table-row table:style-name="Table1.2">
          <table:table-cell table:style-name="Table1.A1" office:value-type="string">
            <text:p text:style-name="Table_20_Contents">2009</text:p>
          </table:table-cell>
          <table:table-cell table:style-name="Table1.A1" office:value-type="string">
            <text:p text:style-name="Table_20_Contents">Není známo</text:p>
          </table:table-cell>
          <table:table-cell table:style-name="Table1.A1" office:value-type="string">
            <text:p text:style-name="Table_20_Contents">9 300 000</text:p>
          </table:table-cell>
        </table:table-row>
        <table:table-row table:style-name="Table1.2">
          <table:table-cell table:style-name="Table1.A1" office:value-type="string">
            <text:p text:style-name="Table_20_Contents">2010</text:p>
          </table:table-cell>
          <table:table-cell table:style-name="Table1.A1" office:value-type="string">
            <text:p text:style-name="Table_20_Contents">Není známo</text:p>
          </table:table-cell>
          <table:table-cell table:style-name="Table1.A1" office:value-type="string">
            <text:p text:style-name="Table_20_Contents">16 800 000</text:p>
          </table:table-cell>
        </table:table-row>
        <table:table-row table:style-name="Table1.2">
          <table:table-cell table:style-name="Table1.A1" office:value-type="string">
            <text:p text:style-name="Table_20_Contents">2011</text:p>
          </table:table-cell>
          <table:table-cell table:style-name="Table1.A1" office:value-type="string">
            <text:p text:style-name="Table_20_Contents">Není známo</text:p>
          </table:table-cell>
          <table:table-cell table:style-name="Table1.A1" office:value-type="string">
            <text:p text:style-name="Table_20_Contents">7 800 000</text:p>
          </table:table-cell>
        </table:table-row>
        <table:table-row>
          <table:table-cell table:style-name="Table1.A1" office:value-type="string">
            <text:p text:style-name="P14">CELKEM</text:p>
          </table:table-cell>
          <table:table-cell table:style-name="Table1.A1" office:value-type="string">
            <text:p text:style-name="Table_20_Contents">Není známo</text:p>
          </table:table-cell>
          <table:table-cell table:style-name="Table1.A1" office:value-type="string">
            <text:p text:style-name="Table_20_Contents">46 599 382</text:p>
          </table:table-cell>
        </table:table-row>
      </table:table>
      <text:h text:style-name="P16" text:outline-level="2"/>
      <text:h text:style-name="P21" text:outline-level="2">1.4 Další informace o projektu</text:h>
      <text:p text:style-name="Text_20_body">Zde nabízím přehled dalších důležitých problému a tématických okruhů, které se týkají projektu.</text:p>
      <text:h text:style-name="Heading_20_3" text:outline-level="3">1.4.1 Creative Commons</text:h>
      <text:p text:style-name="Text_20_body">Pro zvyšování obsahu WebArchivu je zásadní licence Creative Commons<text:note text:id="ftn7" text:note-class="footnote"><text:note-citation>7</text:note-citation><text:note-body><text:p text:style-name="Footnote">Webové stránky projektu dostupné na: http://creativecommons.org/</text:p></text:note-body></text:note>. Jedná se o mezinárodní licenční standard, pomocí kterého může autor elektronického díla poskytnout své dílo k užití jiným osobám. [18] Pokud autor webový zdroj neposkytne pod licencí Creative Commons musí s ním WebArchiv, pokud chce webový zdroj archivovat a umožnit vyhledávat, uzavřít smlouvu.</text:p>
      <text:p text:style-name="Text_20_body">Creative Commons je podřízeno autorskému zákonu, je to jednoduchý způsob jak může autor elektronického díla poskytnout toto dílo dalším osobám. Výhodou Creative Commons je, že autor nemusí podepisovat smlouvu s každým uživatelem jeho díla. Autor značí zdroj značkou Creative Commons a uživatel v okamžiku kdy použije dílo vstupuje automaticky do smlouvy. Majitel díla navíc přesně určí jak se s jeho dílem smí nakládat. [19]</text:p>
      <text:p text:style-name="Text_20_body">Sledování podmínek užití licence Creative Commons je jedna z velmi důležitých úkolů WebArchivu. [20] K velké změně došlo v roce 2009, kdy se Česká republika přidala k zemím s lokalizovanou verzí licence<text:note text:id="ftn8" text:note-class="footnote"><text:note-citation>8</text:note-citation><text:note-body><text:p text:style-name="Footnote">Webové stránky lokalizovaného projektu: http://www.creativecommons.cz/</text:p></text:note-body></text:note>. [21] WebArchiv na svých stránkách přímo poskytuje návod<text:note text:id="ftn9" text:note-class="footnote"><text:note-citation>9</text:note-citation><text:note-body><text:p text:style-name="Footnote">Návod dostupný na: http://www.webarchiv.cz/cc2</text:p></text:note-body></text:note> jak může majitel webového zdroje přidat svůj web pod licenci Creative Commons a samozřejmě podporuje informovanost o licenci Creative Commons.</text:p>
      <text:h text:style-name="Heading_20_3" text:outline-level="3">1.4.2 Partneři projektu</text:h>
      <text:p text:style-name="P10">Hlavní partneři projektu WebArchiv jsou: [22]</text:p>
      <text:list xml:id="list486352863" text:continue-numbering="true" text:style-name="List_20_1">
        <text:list-item>
          <text:p text:style-name="P26">Moravská zemská knihovna<text:note text:id="ftn10" text:note-class="footnote"><text:note-citation>10</text:note-citation><text:note-body><text:p text:style-name="Footnote">Bližší informace dostupné na: http://www.mzk.cz</text:p></text:note-body></text:note> – provádí výzkum, má za úkol zveřejňovat výsledky výzkumu a publikuje informaci o projektu. Jejím <text:soft-page-break/>zřizovatelem je Ministerstvo kultury ČR.</text:p>
        </text:list-item>
        <text:list-item>
          <text:p text:style-name="P26">UVT Masarykovy univerzity<text:note text:id="ftn11" text:note-class="footnote"><text:note-citation>11</text:note-citation><text:note-body><text:p text:style-name="Footnote">Bližší informace dostupné na http://www.muni.cz/ics</text:p></text:note-body></text:note> – zabývá se výzkumem v oboru digitálních knihoven, zpracování a uchování multimédií. </text:p>
        </text:list-item>
        <text:list-item>
          <text:p text:style-name="P26">CZ.NIC<text:note text:id="ftn12" text:note-class="footnote"><text:note-citation>12</text:note-citation><text:note-body><text:p text:style-name="Footnote">Bližší informace dostupnost na http://www.nic.cz/</text:p></text:note-body></text:note> – Poskytuje WebArchivu seznam domén pro celoplošné sklizně v rámci domény CZ.</text:p>
        </text:list-item>
      </text:list>
      <text:h text:style-name="Heading_20_3" text:outline-level="3">1.4.3 Nasmlouvané webové zdroje</text:h>
      <text:p text:style-name="Text_20_body">Mimo licence Creative Commons má WebArchiv uzavřené smlouvy s autori webových zdrojů. Smlouva umožňuje archivovat tyto zdroje. Vlastníci webových informačních zdrojů by měli mít zájem o archivaci svých webových zdrojů. Důvodů pro to je mnoho. Hlavním je samozřejmě dostupnost starých verzí webů. Často se stává, že majitel webu ztratí nebo přijde o stará data. Je pro něj tudíž výhodné, že si je může dohledat v WebArchivu. Navíc jde podle mého názoru o vcelku prestižní záležitost – mít webové stránky uložené do budoucna pod hlavičkou zachování českého kulturního dědictví. [23]</text:p>
      <text:p text:style-name="Text_20_body">V současné době má WebArchiv uzavřené smlouvy se zhruba 2932 autory webových stránek v prostředí domény CZ. Bližší informace o smlouvách jsou samozřejmě k dohledání na stránkách projektu<text:note text:id="ftn13" text:note-class="footnote"><text:note-citation>13</text:note-citation><text:note-body><text:p text:style-name="Footnote">Přehled smluv dostupný na: http://www.webarchiv.cz/partneri</text:p></text:note-body></text:note>. [24]</text:p>
      <text:p text:style-name="Text_20_body">WebArchiv má samozřejmě i zpracovanou politiku přijímání nových zdrojů. Preferovány jsou <text:span text:style-name="T3">„především materiály významné kulturní či vědecké hodnoty, které vznikají jako původní digitální díla (tzn. nemají souběžnou tištěnou podobu).“ </text:span><text:span text:style-name="T7">[25] O politice přijímání nových zdrojů více v části práce věnující se kritériím sklizní.</text:span></text:p>
      <text:h text:style-name="Heading_20_3" text:outline-level="3">1.4.4 Internet Archive</text:h>
      <text:p text:style-name="Text_20_body">Internet Archive se zabývá řešením několika projektů související s archivováním webových zdrojů a uchováváním digitálních dokumentů. Jde o neziskovou organizaci sídlící ve městě San Francisco.</text:p>
      <text:p text:style-name="Text_20_body">Mezi projekty organizace patří například nástroj WayBack, který využívá <text:soft-page-break/>i WebArchiv, Open Library, který má za cíl archivovat knihy. Kompletní seznam projektů týmu Internet Archive je k dohledání na webu<text:note text:id="ftn14" text:note-class="footnote"><text:note-citation>14</text:note-citation><text:note-body><text:p text:style-name="Footnote">Projekty prováděné organizací Internet Archive dostupné na: http://www.archive.org/projects/</text:p></text:note-body></text:note>.</text:p>
      <text:p text:style-name="Text_20_body">Je nasnadě, že spolupráce řešitelů projektu WebArchiv s týmem Internet Archive je velmi důležitá. Například z hlediska získávání zkušeností, technologií a informací. </text:p>
      <text:p text:style-name="Text_20_body">Projekty spolupracují i při vyhledávání webových zdrojů. Vyhledávání ve WebArchivu je přímo napojeno na možnost vyhledávat webové zdroje v databázi Internet Archive.</text:p>
      <text:h text:style-name="Heading_20_3" text:outline-level="3">1.4.5 Další spolupráce</text:h>
      <text:p text:style-name="Text_20_body">Řešitelé projektu samozřejmě spolupracují s řešiteli podobných projektů v zahraničí. Tato spolupráce je oboustranně velice výhodná. Dochází při ní k výměně zkušeností, informací a i nástrojů. Jelikož problematika archivace webových zdrojů je pořád relativně nová disciplína je potřeba neustále konzultovat další postup.</text:p>
      <text:p text:style-name="Text_20_body"><text:span text:style-name="T14">Pracovníci WebArchivu se účastní odborných konferencí </text:span><text:span text:style-name="Emphasis"><text:span text:style-name="T10">International Internet Preservation Consortium</text:span></text:span><text:span text:style-name="Emphasis"><text:span text:style-name="T10"><text:note text:id="ftn15" text:note-class="footnote"><text:note-citation>15</text:note-citation><text:note-body><text:p text:style-name="Footnote">Webové stránky organizace dostupné na: http://netpreserve.org/about/index.php</text:p></text:note-body></text:note></text:span></text:span><text:span text:style-name="Emphasis"><text:span text:style-name="T10"> (IIPC). Od roku 2007 je projekt WebArchiv členem IIPC, což řešitelům přináší řadu výhod. Například přístup k softwaru. [26]</text:span></text:span></text:p>
      <text:h text:style-name="Heading_20_3" text:outline-level="3">1.4.6 Dostupnost informací</text:h>
      <text:p text:style-name="Text_20_body">O projektu WebArchiv se lze dočíst na stránkách Národní digitální knihovny<text:note text:id="ftn16" text:note-class="footnote"><text:note-citation>16</text:note-citation><text:note-body><text:p text:style-name="Footnote">Webové stránky Národní digitání knihovny dostupné na: http://www.ndk.cz/webarchiv</text:p></text:note-body></text:note>, která projekt řeší a samozřejmě na stránkách WebArchivu<text:note text:id="ftn17" text:note-class="footnote"><text:note-citation>17</text:note-citation><text:note-body><text:p text:style-name="Footnote">Webové stránky WebArchivu dostupné na: http://www.webarchiv.cz</text:p></text:note-body></text:note>. K nalezení jsou jak tiskové zprávy, z kterých jsem čerpal při popisování stavu projektu, jeho cílech a záměrech, tak další dokumenty<text:note text:id="ftn18" text:note-class="footnote"><text:note-citation>18</text:note-citation><text:note-body><text:p text:style-name="Footnote">Dokumenty týkající se WebArchivu dostupné na: http://www.webarchiv.cz/dokumenty/</text:p></text:note-body></text:note> – práce, které byli na toto téma již publikovány, informační letáky, příspěvky z konferencí. Popisem diplomových prací na téma WebArchiv se věnuji v příslušné části této práce.</text:p>
      <text:p text:style-name="Text_20_body">Řešitelé se samozřejmě věnují i tomu aby WebArchiv vešel do povědomí veřejnosti. Řešitelé vystupují na konferencích, účastní se konferencí týkajících se <text:soft-page-break/>archivace webu, publikují zprávy ainformační letáky, umožňují partnerům aby formou banneru informovali návštěvníky svých webů o existenci WebArchivu. Na webu projektu je dostupné velké množství dokumentů zabývající se problematikou archivace webových zdrojů a popularizací WebArchivu. <text:span text:style-name="T8">Projektem WebArchiv se také intenzivně zajímá například Elektronický časopis o informační společnosti – Ikaros</text:span><text:span text:style-name="T8"><text:note text:id="ftn19" text:note-class="footnote"><text:note-citation>19</text:note-citation><text:note-body><text:p text:style-name="Footnote">Elektronický časopis dostupný na: http://www.ikaros.cz/</text:p></text:note-body></text:note></text:span><text:span text:style-name="T8">.</text:span></text:p>
      <text:p text:style-name="Text_20_body"><text:span text:style-name="T1">Bohužel se stává, že některé dokumenty nejsou dostupné nebo jsou porušené. Výroční zprávy jsou podány pro laickou veřejnost opravdu nezáživnou formou. Popularizační prezentace jsou zastaralé a nesplňují pravidla pro tvorbu kvalitních, sémantický a přístupných dokumentů. Na stránkách Národní digitální knihovny</text:span><text:span text:style-name="T1"><text:note text:id="ftn20" text:note-class="footnote"><text:note-citation>20</text:note-citation><text:note-body><text:p text:style-name="Footnote">Webové stránky Národní digitální knihovny dostupné na: http://www.ndk.cz/narodni-dk</text:p></text:note-body></text:note></text:span><text:span text:style-name="T1"> nelze nalézt prakticky žádné informace.</text:span></text:p>
      <text:h text:style-name="Heading_20_3" text:outline-level="3"><text:span text:style-name="T1">1.4.7 </text:span>Kritéria výběru webových zdrojů</text:h>
      <text:p text:style-name="P6">Při sklízení webových zdrojů se WebArchiv řídí předem stanovenými kriterii. Pravidelně se provádí několik druhů sklízí. Jedná se o plošnou sklizeň webových zdrojů na doméně CZ a o výběrové sklizně.</text:p>
      <text:p text:style-name="P6">V souladu s legislativou ČR jsou výběrové sklizně prováděny u zdrojů u nichž jejich autor udělal souhlas s jejich archivací a následným zveřejněním třetím osobám – jedná je buď o uzavření smlouvy s WebArchivem nebo o zdroje pod licencí Creative Commons.</text:p>
      <text:h text:style-name="Heading_20_4" text:outline-level="4">1.4.7.1 Plošná archivace - harvesting</text:h>
      <text:p text:style-name="Text_20_body">Plošná archivace [27] má za cíl archivovat co největší počet bohemikálních webových zdrojů. Harvesting není náročný na filtrování a výběr sklízených zdrojů. Hlavní podmínkou pro plošnou sklizeň je doména webového zdroje. Typicky se jedná o zdroje umístěné na doméně CZ. Řešitelé ale už vyvinuli nástroj, který umožní sklízet bohemikální zdroje i mimo tuto doménu.</text:p>
      <text:p text:style-name="Text_20_body">Další podmínka určující plošnou sklizeň je formát sklízených dat. Ta závisí hlavně na technických podmínkách. Například je potřeba zajistit dostatečné kapacity <text:soft-page-break/>pro video soubory. Je také potřeba ohlížet se na možnost zpětného využití stahovaných souborů – problém typický u multimediálních formátů jako je Flash, animace, obrázky, video a zvuk. Starší verze těchto souborů často nejdou použít v novém softwaru. A tak jejich archivace nemá význam.</text:p>
      <text:p text:style-name="Text_20_body">Dále se jedná o přístup ke zdroje – vydavatel ho musí umožnit. Protokol – v současné době se archivuje především obsah přístupný přes protokol http a ftp. Z archivace jsou vyřazeny například streamované protokoly a obsah peer-to-peer sítí. Z důvody kapacity úložiště se stahují soubory s velikostí do 100 MB. Dalším kritériem je maximální počet souborů pro jeden zdroj.</text:p>
      <text:h text:style-name="Heading_20_4" text:outline-level="4">1.4.7.2 Výběrový přístup – konspekt</text:h>
      <text:p text:style-name="Text_20_body">Výběrový přístup [28] bere oproti plošné ohled na více parametrů. Zdroje jsou řazeny v tematických okruzích, těch není prozatím mnoho, jsou jednoduše přehledné. Přehled oborů sklizených v rámci konspektu je dostupný na stránkách WebArchivu<text:note text:id="ftn21" text:note-class="footnote"><text:note-citation>21</text:note-citation><text:note-body><text:p text:style-name="Footnote">Přehled konspektů dostupný na: http://www.webarchiv.cz/konspekt/</text:p></text:note-body></text:note>.</text:p>
      <text:p text:style-name="Text_20_body">Podmínky jsou podobné jako u plošné sklizně. Zdroj je umístěn na některé z národních domén, splňuje národnostní aspekty České republiky – národnost autora, sídlo autora, jazyk zdroje. Obsah zdroje je významný v kontextu české kultury – má vědeckou hodnotu, je kulturně významný. Zdroj musí být volně přístupný – je pod licencí Creative Commons nebo má vydavatel uzavřenou smlouvu.</text:p>
      <text:p text:style-name="Text_20_body">Důležité jsou technické parametry webového zdroje. Podmínky stanoveny jako u plošné sklizně. Sklízí se dokumenty dostupné přes protokol http a ftp.</text:p>
      <text:p text:style-name="Text_20_body">Důraz je kladen na dokumenty, které nejsou dostupné v jiné než elektronické formě – sklízení je prakticky jediná záruka jejich trvalého uchování. Jsou sklízeny časopisy, monografie, výzkumné zprávy, akademické práce, relevantní blogy, elektronické informační dokumenty, vládní dokumenty, tiskové zprávy. Nutné je sledování integrity zdroje – nevyplácí se sklízet neúplné webové zdroje – a frekvence změn zdroje – zdroj který se aktualizuje častěji je potřeba sklízet v krátkých intervalech aby se zachoval co největší počet jeho verzí. Nearchivují internetové aplikace, intranetové zdroje, weblogy, portály bez autorského obsahu, databáze.</text:p>
      <text:h text:style-name="Heading_20_4" text:outline-level="4"><text:soft-page-break/>1.4.7.3 Tematické sbírky</text:h>
      <text:p text:style-name="Text_20_body">Poslední přístup, který je využíván se orientuje na monotematické webové zdroje. [29] Kritéria výběru jsou opět podobná jako u předchozích typů sklizní. Bohužel těchto, dle mého názoru, informačně velmi hodnotný sklizní je veřejně dostupných pouze devět<text:note text:id="ftn22" text:note-class="footnote"><text:note-citation>22</text:note-citation><text:note-body><text:p text:style-name="Footnote">Přehled tematických sbírek dostupný na: http://www.webarchiv.cz/tematicke_sbirky/</text:p></text:note-body></text:note>. Jedná se například o sbírku na téma: Výročí obsazení Československa 1968, České předsednictví EU, Prezidentské volby 2008.</text:p>
      <text:h text:style-name="P21" text:outline-level="2">1.5 Starší práce na téma WebArchiv</text:h>
      <text:p text:style-name="Text_20_body">V této kapitole se zaměřím na diplomové a bakalářské práce, které se týkají problematiky WebArchivu. Pokusím se ukázat jejich přínos a význam. Některé z nich jsou přímo používány v běžném provozu.</text:p>
      <text:h text:style-name="Heading_20_3" text:outline-level="3">1.5.1 Systém pro správu procesu archivace webových informačních zdrojů</text:h>
      <text:p text:style-name="Text_20_body">Diplomová práce, kterou zpracoval Adam Brokeš v roce 2009, měla za cíl vytvořit systém pro správu zdrojů, vydavatelů a smluv projektu. Autor ve své práci podává informace o projektu. Provádí analýzu stavu WebArchivu. Zabývá se historií projektu, pracovními postupy a stavem projektu. Dále se zabývá právním rámcem archivace webových zdrojů.</text:p>
      <text:p text:style-name="Text_20_body">Analyzuje používané nástroje. Konkrétně nástroj Heritrix, WayBack a AutoContractMarker. Následně analyzuje WA Admin. Výsledkem analýzy je popis jeho nedostatků. Zejména má výhrady k datovému modelu, neflexibilitě systému a nemožnost hodnocení zdrojů. Protože nástroj WA Admin shledá nedostatečným pro další užívání, hledá za něj náhradu. NetarchiveSuite, který používá Dánská národní knihovna, nedoporučuje použít především kvůli rozdílnosti České a Dánské legislativy. Nástroj neumožňuje provádět akce, které jsou potřeba v Českém prostředí – přikládání smluv. Druhý nástroj, který připadá v úvahu, je Web Curator Tool vyvinutý národními knihovnami Velké Británie a Nového Zélandu. Ten také zamítá, protože pracovní postupy, které jsou v něm implementovány, jsou odlišné od postupů WebArchivu.</text:p>
      <text:p text:style-name="Text_20_body">Rozhodne se vytvořit vlastní nástroj. Tomu předchází nejdříve analýza případů užití – stávajících pracovních postupů. Závěrečná část diplomové práce se zabývá návrhem a implementací nástroje WA Admin v2. Nástroj WA ADMIN v2 je v současné době užíván týmem WebArchivu. [30]</text:p>
      <text:h text:style-name="Heading_20_3" text:outline-level="3"><text:span text:style-name="Strong_20_Emphasis">1.5.2 Identifikace a omezení přístupu k "nevhodným" stránkám ve webovém archivu</text:span></text:h>
      <text:p text:style-name="Text_20_body"><text:span text:style-name="Strong_20_Emphasis"><text:span text:style-name="T5">Autorem bakalářské práce je Filip Kusalík, který ji dokončil v roce 2009. </text:span></text:span><text:soft-page-break/><text:span text:style-name="Strong_20_Emphasis"><text:span text:style-name="T5">Cílem bylo vytvořit nástroj, který identifikuje webové zdroje v archivu, jenž podle zákona není možné uchovávat. Autor ve své práci provede návrh nástroje a také ho implementuje. Nazývá ImpEval, je implementovaný v programovacím jazyce Java a je v současné době nasazen v běžném provozu. [31]</text:span></text:span></text:p>
      <text:h text:style-name="Heading_20_3" text:outline-level="3"><text:span text:style-name="Strong_20_Emphasis">1.5.3 Rozpoznání a archivace českého webu mimo národní doménu</text:span></text:h>
      <text:p text:style-name="Text_20_body"><text:span text:style-name="Strong_20_Emphasis"><text:span text:style-name="T5">Bakalářskou práci vypracoval v roce 2008 Ivan Vlček. Vypracována byla v programovacím jazyce Java a jejím výstupem byl nástroj WebAnalyzer, který v současné chvíli WebArchiv využívá jako zásuvný modul nástroje Heritrix.</text:span></text:span></text:p>
      <text:p text:style-name="Text_20_body"><text:span text:style-name="Strong_20_Emphasis"><text:span text:style-name="T5">Na začátku své autor provádí analýzu používaných nástrojů, se kterými bude muset WebAnalyzer spolupracovat. Zbytek práce je věnován analýze a návrhu WebAnalyzer. Řešitel musel navrhnout jak samotnou aplikaci, tak způsob její integrace do ostatních nástrojů. Autor při řešení práce kladl důraz na modularitu a flexibilitu nástroje a na jeho vývoji pokračoval i po dokončení bakalářské práce. [32]</text:span></text:span></text:p>
      <text:h text:style-name="Heading_20_3" text:outline-level="3"><text:span text:style-name="Strong_20_Emphasis">1.5.4 Implementace OAI-PMH pro český WebArchiv</text:span></text:h>
      <text:p text:style-name="Text_20_body">Martin Bella si ve své bakalářské práci, kterou dokončil v roce 2008, kladl za cíl navrhnout a implementovat rozhraní data-providera protokolu OAI-PMH. Toto rozhraní mělo být realizováno tak, aby se stalo součástí nástroje WA Admin.</text:p>
      <text:p text:style-name="Text_20_body">OAI-PMH protokol<text:note text:id="ftn23" text:note-class="footnote"><text:note-citation>23</text:note-citation><text:note-body><text:p text:style-name="Footnote">Webové stránky protokolu dostupné na: http://www.openarchives.org/OAI/openarchivesprotocol.html </text:p></text:note-body></text:note> je určen pro získávání metadat z volně dostupných archívů. Protokol pracuje nad protokolem HTTP. Pro WebArchiv byl důležitý proto aby získal přesné informace o obsahu své databáze sklizených webových zdrojů.</text:p>
      <text:p text:style-name="Text_20_body">Řešitel ve své práci podává podrobné informace o protokolu OAI-PMH, o možné aplikaci na WebArchiv, konstruuje datový model nástroje a následně nástroj implementuje. [33]</text:p>
      <text:h text:style-name="Heading_20_3" text:outline-level="3"><text:span text:style-name="Strong_20_Emphasis">1.5.5 Bibliografický popis elektronických online zdrojů v zahraniční a domácí katalogizační praxi</text:span></text:h>
      <text:p text:style-name="Text_20_body"><text:span text:style-name="Strong_20_Emphasis"><text:span text:style-name="T5">Lenka Jelínková diplomovou práci dokončila v roce 2006. Podává podrobný </text:span></text:span><text:soft-page-break/><text:span text:style-name="Strong_20_Emphasis"><text:span text:style-name="T5">přehled vývoje popisu elektronických online zdrojů v Čechách i v zahraničí v 90. letech 20. století. Důraz dává na projekty, které vývoj popisu umožnili či formovaly.</text:span></text:span></text:p>
      <text:p text:style-name="Text_20_body"><text:span text:style-name="Strong_20_Emphasis"><text:span text:style-name="T5">Věnuje se standardu MARC 21 pro popis elektronických online zdrojů. Následně analyzuje katalogizační praxi v Národní knihovně ČR, respektive katalogizační praxi v projektu WebArchiv. Hlavní část práce představuje podrobná analýza příkladů popisu elektronických zdrojů.</text:span></text:span></text:p>
      <text:p text:style-name="Text_20_body"><text:span text:style-name="Strong_20_Emphasis"><text:span text:style-name="T5">Práce byla pro WebArchiv cenná především jako studie správného popisu elektronických online zdrojů. Řešitelé díky ní měli přesný návod jak správně online zdroje popisovat. [34]</text:span></text:span></text:p>
      <text:h text:style-name="Heading_20_3" text:outline-level="3"><text:span text:style-name="Strong_20_Emphasis">1.5.6 Zpřístupnění archivu českého webu</text:span></text:h>
      <text:p text:style-name="Text_20_body"><text:span text:style-name="Strong_20_Emphasis"><text:span text:style-name="T5">Diplomovou práci obhájil v roce 2006 Lukáš Matějka. Jejím výstupem byl nástroj WA-CZ. Nástroj umožňuje průběžnou sklizeň a indexaci stažených webových zdrojů. </text:span></text:span>Autor v práci podává přehled archivačních formátů, používaných archivačních nástrojů, nástrojů pro zpřístupnění a mapuje vývoj projektu. Podává návrh aplikace a následně představuje svojí implementaci. Práce byla implementována v jazyce Java a začleněna mezi ostatní nástroje. [35]</text:p>
      <text:h text:style-name="Heading_20_3" text:outline-level="3"><text:span text:style-name="Strong_20_Emphasis">1.5.5 Strategie archivace elektronických online zdrojů a politika jejich výběru do digitálního archivu (se zaměřením na český systém WebArchiv)</text:span></text:h>
      <text:p text:style-name="Text_20_body">Jedná se o první diplomovou práci na téma WebArchiv. Autorka Markéta Škodová ji dokončila v roce 2005. V práci se zabývá strategií archivace elektronických zdrojů. V práci vydává doporučení strategie pro WebArchiv. Když si uvědomíme, že WebArchiv provádí sklizně od roku 2001, je zajímavé, že tato doporučení jsou formulována až v roce 2005.</text:p>
      <text:p text:style-name="Text_20_body">Autorka zabývá problematikou archivace obecně. Vysvětluje proces archivace a zabývá se jeho jednotlivými částmi. Řešitelka dále zkoumá dostupné metody archivace, výsledkem výzkumu je návrh řešení pro WebArchiv.</text:p>
      <text:p text:style-name="Text_20_body">V hlavní části práce klade autorka důraz na politiku přijímání elektronických <text:soft-page-break/>zdrojů do archivu, přesněji řečeno kritérii výběru elektronických zdrojů. Výsledkem analýzy je návrh politiky přijímání zdrojů pro WebArchiv. Součástí návrhů jsou například tématické sbírky a konspekt. [36]</text:p>
      <text:h text:style-name="P21" text:outline-level="2">1.6 Nástroje související s projektem WebArchiv</text:h>
      <text:p text:style-name="Text_20_body">V této kapitolo představuji základní nástroje, které jsou používané v rámci provozu a vývoje projektu.</text:p>
      <text:h text:style-name="Heading_20_3" text:outline-level="3">1.6.1 APACHE TOMCAT</text:h>
      <text:p text:style-name="Text_20_body">Apache Tomcat<text:note text:id="ftn24" text:note-class="footnote"><text:note-citation>24</text:note-citation><text:note-body><text:p text:style-name="Footnote">Webové stránky projektu dostupné na: http://tomcat.apache.org/</text:p></text:note-body></text:note> jsem používal na svém počítači při práci na cvičných sklizních. Jedná se o kvalitní a dobře použitelný virtuální server.</text:p>
      <text:h text:style-name="Heading_20_3" text:outline-level="3">1.6.2 ARCRetriever</text:h>
      <text:p text:style-name="P6"><text:span text:style-name="T3">„Arcretriever je modul pro dodání dokumentu, jenž je součástí systému WERA. Java web aplikace na základe jména archivního souboru a pozice (offsetu) zobrazuje dokumenty vrácené z archivu.“</text:span><text:span text:style-name="T7"> [37] </text:span>Tento nástroj byl používán ve WebArchivu v kombinaci s nástrojem WERA a NutchWAX.</text:p>
      <text:h text:style-name="Heading_20_3" text:outline-level="3">1.6.3 DeDuplicator</text:h>
      <text:p text:style-name="Text_20_body">Jedná se o modul programu Heritrix, který má na starost zachytávání duplicitních souborů v rámci série sklizní. Modul<text:span text:style-name="T15"> vyvíjí</text:span><text:span text:style-name="T12"> National and University Library of Iceland a je volně dostupný</text:span><text:span text:style-name="T12"><text:note text:id="ftn25" text:note-class="footnote"><text:note-citation>25</text:note-citation><text:note-body><text:p text:style-name="Footnote">Webové stránky projektu dostupné na: http://deduplicator.sourceforge.net/</text:p></text:note-body></text:note></text:span><text:span text:style-name="T12"> ke stažení. Nástroj byl poprvé nasazen při sklizni v roce 2010, funguje tak, že kontroluje duplicitu archivovaných souborů, které mají jiný mimetype než html/text.</text:span></text:p>
      <text:h text:style-name="Heading_20_3" text:outline-level="3">1.6.4 Generátor URN</text:h>
      <text:p text:style-name="Text_20_body">Nástroj dostupný na stránkách projektu WebArchivu<text:note text:id="ftn26" text:note-class="footnote"><text:note-citation>26</text:note-citation><text:note-body><text:p text:style-name="Footnote">Nástroj dostupný na: http://www.webarchiv.cz/generator/dc_generator.php</text:p></text:note-body></text:note>. Slouží ke generování Dublin Core Metadata Element Set k zadané URL adrese. Nástroj byl vytvořen pracovníky WebArchivu.</text:p>
      <text:h text:style-name="Heading_20_3" text:outline-level="3">1.6.5 HERITRIX</text:h>
      <text:p text:style-name="Text_20_body">Nástroj Heritrix využívá WebArchiv přímo v provozu na sklizně webových zdrojů. Používal jsem ho při cvičných sklizních. Nástroj umožňuje široké množství <text:soft-page-break/>možností pro konfiguraci parametrů sklizně. Jedná se například o maximální objem stažených dat, ale i o nastavení procházení webové stránky při jejím stahování. Jsou pro něj vytvářeny i moduly, které doplňují jeho funkcionalitu. Nástroj je volně dostupný ke stažení<text:note text:id="ftn27" text:note-class="footnote"><text:note-citation>27</text:note-citation><text:note-body><text:p text:style-name="Footnote">Webové stránky projektu Heritrix dostupné na: http://crawler.archive.org/ </text:p></text:note-body></text:note>. Je to jeden z nejpoužívanějších crawlerů.</text:p>
      <text:p text:style-name="Text_20_body">Po spuštění nástroj prohledává určitou webovou adresu a stahuje dokumenty, které na ní nalezne. Vše ukládá do formátu arc (a nově i do formátu warc) a následně komprimuje nástrojem GZip<text:note text:id="ftn28" text:note-class="footnote"><text:note-citation>28</text:note-citation><text:note-body><text:p text:style-name="Footnote">Podrobné informace o formátu Gzip dostupné na: http://www.gzip.org/zlib/rfc-gzip.html</text:p></text:note-body></text:note>. WebArchiv preferuje soubory s velikostí 100MB. Uživatel může během probíhající sklizně sledovat jejich průběh, Heritrix nabízí širokou paletu možností jak lze procházet sklizené soubory a filtrovat si v jejich seznamech. Samozřejmě podává i statistiku sklizeného zdroje.</text:p>
      <text:h text:style-name="Heading_20_3" text:outline-level="3">1.6.6 ImpEval </text:h>
      <text:p text:style-name="Text_20_body">Nástroj vytvořený v rámci bakalářské práce vypracované <text:span text:style-name="Strong_20_Emphasis"><text:span text:style-name="T5">Filipem Kusalíkem v roce 2009 s názvem Identifikace a omezení přístupu k „nevhodným“ stránkám ve webovém archivu</text:span></text:span><text:span text:style-name="Strong_20_Emphasis"><text:span text:style-name="T5"><text:note text:id="ftn29" text:note-class="footnote"><text:note-citation>29</text:note-citation><text:note-body><text:p text:style-name="Footnote">Práce dostupná na: http://is.muni.cz/th/172849/fi_b/</text:p></text:note-body></text:note></text:span></text:span><text:span text:style-name="Strong_20_Emphasis"><text:span text:style-name="T5">. Tento nástroj identifikuje webové zdroje v archivu, které podle zákona není možno uchovávat. Nástroj je v současné době používán v běžném provozu WebArchivu.</text:span></text:span></text:p>
      <text:h text:style-name="Heading_20_3" text:outline-level="3">1.6.7 NutchWAX</text:h>
      <text:p text:style-name="Text_20_body">Tento nástroj používá WebArchiv pro fulltextové vyhledávání ve svém archivu. Je napojen na nástroj WayBack, který nenabízí možnost fulltextového vyhledávání v archivu. Nástroj byl v projektu WebArchiv používán v kombinaci s nástroji WERA a ARCRetriever.</text:p>
      <text:p text:style-name="P7">NutchWAX je součást projektu<text:note text:id="ftn30" text:note-class="footnote"><text:note-citation>30</text:note-citation><text:note-body><text:p text:style-name="Footnote">Webové stránky projektu dostupné na: http://archive-access.sourceforge.net/projects/nutch/</text:p></text:note-body></text:note> Nutch1. Nutch je projekt, který zahrnuje nástroje pro archivaci a vyhledávání webových zdrojů včetně práce s arc soubory. Nutch nabízí komplexní řešení archivace webových zdrojů.</text:p>
      <text:h text:style-name="Heading_20_3" text:outline-level="3"><text:soft-page-break/>1.6.8 WA ADMIN</text:h>
      <text:p text:style-name="P8"><text:span text:style-name="T13">V roce 2009 realizoval Adam Brokeš WA Admin v2 v rámci své bakalářské práce </text:span><text:span text:style-name="T13">s názvem Systém pro správu procesu archivace webových informačních zdrojů</text:span><text:span text:style-name="T13"><text:note text:id="ftn31" text:note-class="footnote"><text:note-citation>31</text:note-citation><text:note-body><text:p text:style-name="Footnote">Práce dostupná na: http://is.muni.cz/th/173018/fi_b/</text:p></text:note-body></text:note></text:span><text:span text:style-name="T13">. WA Admin v2 nahradil nástroj vytvořený Lukášem Matějkou a stejně jako WA Admin sloužil pro </text:span><text:span text:style-name="T9">správu zdrojů, vydavatelů </text:span><text:span text:style-name="T9">a smluv WebArchivu. </text:span></text:p>
      <text:h text:style-name="Heading_20_3" text:outline-level="3">1.6.9 WA-CZ</text:h>
      <text:p text:style-name="Text_20_body">Tento nástroj vytvořil jako v roce 2006 Lukáš Matějka v rámci své diplomové práce s názvem <text:span text:style-name="Strong_20_Emphasis"><text:span text:style-name="T2">Zpřístupnění archivu českého webu</text:span></text:span><text:span text:style-name="Strong_20_Emphasis"><text:span text:style-name="T2"><text:note text:id="ftn32" text:note-class="footnote"><text:note-citation>32</text:note-citation><text:note-body><text:p text:style-name="Footnote">Práce dostupná na: http://is.muni.cz/th/49968/fi_m</text:p></text:note-body></text:note></text:span></text:span><text:span text:style-name="T2">.</text:span><text:span text:style-name="T1"> Nástroj sloužil pro průběžnou sklizeň a indexaci stažených webových zdrojů. Podrobněji se nástrojem zabývám </text:span><text:span text:style-name="T1">v kapitole, která se týká starších prací.</text:span></text:p>
      <text:h text:style-name="Heading_20_3" text:outline-level="3">1.6.10 Wayback</text:h>
      <text:p text:style-name="Text_20_body">Wayback je nástroj pro vyhledávání dokumentů v archivech. WebArchiv jej používá v běžném provozu. Je volně dostupný<text:note text:id="ftn33" text:note-class="footnote"><text:note-citation>33</text:note-citation><text:note-body><text:p text:style-name="Footnote">Webové stránky projektu dostupné na: http://archive-access.sourceforge.net/projects/wayback/</text:p></text:note-body></text:note> na internetu. </text:p>
      <text:p text:style-name="Text_20_body">Používal jsem ho pro prohlížení mnou stažených webových zdrojů pomocí virtuálního serveru Apache Tomcat. Pro vyhledávání v archivu je potřeba vytvořit CDX index všech souborů, které jsou archivované. To se provádí nástrojem, který je k WayBacku přidružený. WayBack obsahuje větší sadu nástrojů pro práci s CDX indexy.</text:p>
      <text:p text:style-name="Text_20_body">Po nakonfigurování WayBack zobrazuje všechny archivované webové zdroje nalezené podle specifické URI adrese. Umožňuje jejich zobrazení podle data jejich archivace. Nabízí procházení jednotlivých verzí.</text:p>
      <text:h text:style-name="Heading_20_3" text:outline-level="3">1.6.11 WebAnalyzer</text:h>
      <text:p text:style-name="Text_20_body"><text:span text:style-name="T5">Nástroj, který pro WebArchiv vytvořil Ivan Vlček v rámci své bakalářské práce s názvem </text:span><text:span text:style-name="Strong_20_Emphasis"><text:span text:style-name="T5">Rozpoznání a archivace českého webu mimo národní doménu</text:span></text:span><text:span text:style-name="Strong_20_Emphasis"><text:span text:style-name="T5"><text:note text:id="ftn34" text:note-class="footnote"><text:note-citation>34</text:note-citation><text:note-body><text:p text:style-name="Footnote">Práce dostupná na: http://is.muni.cz/th/172585/fi_b/</text:p></text:note-body></text:note></text:span></text:span><text:span text:style-name="T5"> v roce 2008</text:span><text:span text:style-name="Strong_20_Emphasis"><text:span text:style-name="T5">. Nástroj se v současné době používá.</text:span></text:span></text:p>
      <text:h text:style-name="Heading_20_3" text:outline-level="3"><text:soft-page-break/>1.6.12 Web Curator Tool</text:h>
      <text:p text:style-name="P8"><text:span text:style-name="T13">Nástroj vyvinutý</text:span><text:span text:style-name="T13"><text:note text:id="ftn35" text:note-class="footnote"><text:note-citation>35</text:note-citation><text:note-body><text:p text:style-name="Footnote">Webové stránky projektu WCT dostupné na: http://webcurator.sourceforge.net/</text:p></text:note-body></text:note></text:span><text:span text:style-name="T13"> v roce 2006</text:span><text:span text:style-name="T11"> National Library of New Zealand a The British Library. Nástroj slouží k řízení a stahování webových zdrojů. Stejně jako Dánský NetarchiveSuite používá Heritrix, na rozdíl od NetarchiveSuite je Heritrix jeho součástí.</text:span></text:p>
      <text:h text:style-name="P19" text:outline-level="1">2 Archivační formáty</text:h>
      <text:h text:style-name="Heading_20_2" text:outline-level="2">2.1 Úvod</text:h>
      <text:p text:style-name="Text_20_body">Jak jsem zmiňoval již výše všechna sklizená data jsou ukládána na datová úložiště, která se fyzicky nacházejí v Brně a v Praze. Samozřejmě se provádějí pravidelné zálohy stažených dat. Pro shromažďování tak velkého objemu dat je potřeba zvolit vhodný formát pro jejich archivaci. </text:p>
      <text:p text:style-name="Text_20_body">Řešitelský tým musel při volbě vhodného formátu počítat se spoustou nároků, které bude na archiv v budoucnosti klást. Zejména se jednalo o požadavky týkající se dostupnosti uložených dat. S archivovanými daty je potřeba v krátkém čase manipulovat.</text:p>
      <text:p text:style-name="Text_20_body">Jelikož množství souborů, které se v rámci jednotlivých sklizní stáhne, je skutečně velké množství<text:note text:id="ftn36" text:note-class="footnote"><text:note-citation>36</text:note-citation><text:note-body><text:p text:style-name="Footnote">V posledních letech přesahuje desítky miliónů</text:p></text:note-body></text:note>, bylo nutné jednotlivé soubory sdružovat a ne je jednoduše umístit do adresáře v úložišti. S takto volně uloženými daty by se špatně manipulovalo a i jejich archivace by nebyla snadná.</text:p>
      <text:p text:style-name="Text_20_body">Jako nejlepší řešení se tedy ukázaly speciální typy souborů, které slouží k archivaci webových zdrojů. V minulosti byl používán formát nedlib, v současné době je preferovaný formát arc. V budoucnosti se počítá s využitím formátu warc. Formát warc je nejnovější typ internetového archivu, a jako takový má mnoho výhod oproti starším typům archívů. </text:p>
      <text:p text:style-name="Text_20_body">Z dlouhodobého hlediska je nutné udržovat stažená data v jednom formátu. Právě formát warc se zdá k tomuto účelu vhodný. Předmětem mé práce je právě prozkoumat možnost migrace starších archivů, uloženým ve formátu arc, do formátu warc.</text:p>
      <text:p text:style-name="Text_20_body">V následující kapitole představím podrobněji archivační formáty a ukáži jejich výhody a nevýhody.</text:p>
      <text:h text:style-name="P21" text:outline-level="2">2.2 Formát nedlib</text:h>
      <text:p text:style-name="Text_20_body">Archivy v tomto formátu již WebArchiv nepoužívá. Informace o něm jsou dostupné v diplomové práci Lukáše Matějky.</text:p>
      <text:h text:style-name="Heading_20_3" text:outline-level="3">2.2.1 Popis standardu nedlib</text:h>
      <text:p text:style-name="Text_20_body">Typický archiv obsahoval 2000 souborů. Polovinu z nich tvořily stažené soubory a druhou polovinu soubory obsahující metadata ke staženým souborům. Každému staženému souboru odpovídal jeden soubor s metadaty, ve kterém byly obsaženy informace o souboru – například typ souboru, velikost atd.</text:p>
      <text:p text:style-name="Text_20_body">Názve souboru uvnitř archivu odpovídal MD5 součtu příslušného souboru. Vyhledávání požadovaného souboru v archivu se realizovalo pomocí indexu s MD5 názvy souboru.</text:p>
      <text:h text:style-name="Heading_20_3" text:outline-level="3">2.2.2 Výhody nedlib</text:h>
      <text:list xml:id="list530227494" text:continue-numbering="true" text:style-name="List_20_1">
        <text:list-item>
          <text:p text:style-name="List_20_1">Metadata byla zvlášť oddělena pro každý archivovaný soubor</text:p>
        </text:list-item>
        <text:list-item>
          <text:p text:style-name="List_20_1">Soubor přímo v názvu obsahoval MD5 otisk svého obsahu</text:p>
        </text:list-item>
      </text:list>
      <text:h text:style-name="Heading_20_3" text:outline-level="3">2.2.3 Nevýhody nedlib</text:h>
      <text:list xml:id="list1513964997" text:continue-numbering="true" text:style-name="List_20_1">
        <text:list-item>
          <text:p text:style-name="List_20_1">Špatná manipulace s jednotlivými soubory v rámci archivu</text:p>
        </text:list-item>
        <text:list-item>
          <text:p text:style-name="List_20_1">Nutnost rozbalit celý archiv při přístupu k jednotlivým souborům</text:p>
        </text:list-item>
      </text:list>
      <text:h text:style-name="Heading_20_3" text:outline-level="3">2.2.4 Užití v praxi ve WebArchivu</text:h>
      <text:p text:style-name="Text_20_body">Tento typ souboru se již nevyužívá a archivy v tomto formátu byli převedeny do formátu arc. Značná část byla ztracena při havárii úložiště. [38]</text:p>
      <text:h text:style-name="P21" text:outline-level="2">2.3 Formát arc</text:h>
      <text:h text:style-name="Heading_20_3" text:outline-level="3">2.3.1 Popis standardu arc</text:h>
      <text:p text:style-name="Text_20_body">Arc je bezeztrátový kompresní formát pro ukládání dat. Byl vyvinut v 80. letech a od roku 1996 je užíván WebArchivem pro ukládání stažených webových zdrojů.</text:p>
      <text:p text:style-name="Text_20_body">V současné době WebArchiv při sklízen webových zdrojů, pomocí nástroje Heritrix, používá právě arc soubory komprimované do formátu GZip. Tuto komprimaci zajišťuje přímo nástroj Heritrix. Archivy mají typicky velikost 100MB, pouze u větších souborů je tento limit překročen.</text:p>
      <text:p text:style-name="Text_20_body">Arc soubory obsahují kromě samotných stažených souborů ještě metadata, která nesou další informace o stažených souborech. Jedná se například o kontrolní součet souborů, jejich URL, datum stažení, délku souboru. Kompletní popis užívaných souborů je k dohledání na webové stránce projektu Internet Archive, popřípadě na stránkách IA Webteam JIRA<text:note text:id="ftn37" text:note-class="footnote"><text:note-citation>37</text:note-citation><text:note-body><text:p text:style-name="Footnote">Webové stránky IA Webteam JIRA dostupné na: https://webarchive.jira.com/</text:p></text:note-body></text:note>. [39] [40] Pro další informace viz též přílohy A – G.</text:p>
      <text:h text:style-name="Heading_20_3" text:outline-level="3">2.3.2 Výhody arc</text:h>
      <text:list xml:id="list1132982300" text:continue-numbering="true" text:style-name="List_20_1">
        <text:list-item>
          <text:p text:style-name="List_20_1">Na rozdíl od formátu nedlib je soubor dobře čitelný – soubory stažených webových zdrojů jsou ukládány v archivech a členěny.</text:p>
        </text:list-item>
        <text:list-item>
          <text:p text:style-name="P28">Umožňuje vytváření kontrolních součtů archivovaných souborů. Respektive v jedno volné metadatové pole je určeno pro ascii checksum. V praxi se využívá md5<text:note text:id="ftn38" text:note-class="footnote"><text:note-citation>38</text:note-citation><text:note-body><text:p text:style-name="Footnote">MD5 je standardní hashovací algoritmus, které se používá například k šifrování hesel, ale i pro vytváření jednoznačných identifikátorů – kontrolních součtů – souborů. <text:span text:style-name="T1">Jelikož byly objeveny kolize šifrovací funkce, tak se od MD5 začalo v posledních letech opouštět. Popis MD5 RFC standardu dostupný na: http://www.ietf.org/rfc/rfc1321.txt</text:span></text:p></text:note-body></text:note> kontrolních součtů.</text:p>
        </text:list-item>
      </text:list>
      <text:h text:style-name="Heading_20_3" text:outline-level="3">2.3.3 Nevýhody arc</text:h>
      <text:list xml:id="list1946354030" text:continue-numbering="true" text:style-name="List_20_1">
        <text:list-item>
          <text:p text:style-name="List_20_1">Neumožňuje na rozdíl od warc zabránit duplicitnímu ukládání dokumentů.</text:p>
        </text:list-item>
        <text:list-item>
          <text:p text:style-name="List_20_1"><text:soft-page-break/>Neobsahují samoopravný kód – pokud se archiv poruší tak není možné rekonstruovat jeho obsah. To však není dáno vlastnostmi arc archivů, ale tím, že archivy se po vytvoření ještě komprimují nástrojem GZip.</text:p>
        </text:list-item>
        <text:list-item>
          <text:p text:style-name="List_20_1">Při načítání libovolného souboru z archivu je potřeba rozbalit celý archiv – při 100MB archivech jde o velkou zbytečnou režii. Pokud ovšem není vytvořen index souborů uvnitř archivu, pomocí kterého se dozvíme na jaké pozici v archivu se který soubor nachází. Pak není potřeba arc soubor sekvenčně procházet, ale stačí pouze otevřít archiv a posunout ukazatel na správné místo [41].</text:p>
        </text:list-item>
      </text:list>
      <text:h text:style-name="Heading_20_3" text:outline-level="3">2.3.4 Užití v praxi ve WebArchivu</text:h>
      <text:p text:style-name="Text_20_body">Právě metadat připojených v archivu se využívá při vyhledávání souborů v databázi WebArchivu. V praxi se vytvoří CDX index souboru, který obsahuje seznam souborů uložených v archivech společně s metadaty a cestou k danému archivu. Tento index se vytváří pomocí aplikace CDX-indexer, který je součásti nástroje waybacj. V příloze H nabízím ukázku CDX indexu.</text:p>
      <text:p text:style-name="Text_20_body"><text:span text:style-name="T1">Při vyhledávání zdrojů v archivu se wayback <text:s/>prochází CDX index, který ho odkáže k archivu s požadovaným souborem. </text:span>Velmi přesný popis užití arc souborů v praxi vytvořil Adam Brokeš ve své diplomové práci: Integrace a automatizace systému v pracovních procesech projektu WebArchiv<text:note text:id="ftn39" text:note-class="footnote"><text:note-citation>39</text:note-citation><text:note-body><text:p text:style-name="Footnote">Práce dostupná na: http://is.muni.cz/th/173018/fi_m/</text:p></text:note-body></text:note>.</text:p>
      <text:h text:style-name="P21" text:outline-level="2">2.4 Formát warc</text:h>
      <text:h text:style-name="Heading_20_3" text:outline-level="3">2.4.1 Popis standardu warc</text:h>
      <text:p text:style-name="Text_20_body">Použití formátu warc se v rámci projektu WebArchiv prozatím jen plánuje. Před tím, než se jeho použití realizuje je potřeba podrobná analýza. V rámci své práce se zaměřím pouze na možnost převodu webového archivu z formátu arc do formátu warc.</text:p>
      <text:p text:style-name="Text_20_body">Formát warc je již popsán jako ISO standard 28500:2009 [42]. Tento standard byl ustanoven v roce 2009. Vývoj warc standardu ale probíhá delší dobu. První verze je popsána jíž v roce 1996. [43]</text:p>
      <text:p text:style-name="Text_20_body">Použití tohoto formátu je zatím ve většině projektů zabývajících se archivací webových zdrojů ve stádiu testovaní. Přesto tento formát již některé standardizované nástroje podporují. Například nástroj na stahování webových zdrojů Heritrix již umožňuje ukládání dat v tomto formátu.</text:p>
      <text:p text:style-name="P6">Ačkoli jsem v následujícím přehledu předvedl několik nevýhod souvisejících se zavedením formátu warc, neznamená to, že by se mělo opustit od záměru přechodu na tento formát. Nevýhody spíše představují problémy, které doposud nebyly vyřešeny nebo se vůbec neřešily. Před tím, než se přistoupí k zavedení tohoto formátu, je potřeba se všemi vyrovnat.</text:p>
      <text:p text:style-name="P6">V přílohách I – K nabízím vzorové soubory typu warc, vydané k definici standardu. Dále v přílohách L – N nabízím warc soubory vytvořené pomocí nástrojů pro migraci arc souborů, které jsem testoval. Také přikládám výstup z programu JHOVE2 pro jeden z warc archivů v příloze O. Pro úplnost uvádím i ukázku ISO standardu warc v příloze P<text:note text:id="ftn40" text:note-class="footnote"><text:note-citation>40</text:note-citation><text:note-body><text:p text:style-name="Footnote">Nejedná se o současný oficiální standard, ale o poslední dostupnou specifikaci z roku 2009. Současný standard je dostupný za poplatek na webových stránkách International Organization for Standardization.</text:p></text:note-body></text:note>.</text:p>
      <text:h text:style-name="Heading_20_3" text:outline-level="3">2.4.2 Výhody warc</text:h>
      <text:list xml:id="list214693673" text:continue-numbering="true" text:style-name="List_20_1">
        <text:list-item>
          <text:p text:style-name="List_20_1">Do budoucna pravděpodobně většina institucí přejde na archivaci webových stránek do warc archivů. Warc tedy bude nejspíše označen <text:soft-page-break/>za jediný univerzálně podporovaný formát. <text:span text:style-name="T1">Jedná se o ISO standard a bude jím s největší pravděpodobností i budoucnosti.</text:span></text:p>
        </text:list-item>
        <text:list-item>
          <text:p text:style-name="List_20_1">Ve warc archivech se neukládají archivované soubory duplicitně. Pokud již archivovaný soubor je jednom z warc archivů tak se na něj ostatní odkazují. To přináší úsporu kapacity.</text:p>
        </text:list-item>
        <text:list-item>
          <text:p text:style-name="P27">Na rozdíl od arc archivů umožňují warc archivy ukládat nejen http odezvy, ale také původní požadavky.</text:p>
        </text:list-item>
        <text:list-item>
          <text:p text:style-name="P27">Warc umí pracovat s více protokoly: HTTP, FTP, NNTP a SMTP.</text:p>
        </text:list-item>
        <text:list-item>
          <text:p text:style-name="P27">Warc umožňují ukládat větší škálu metadat. Je možné přidávat metadata podle vlastních potřeby, což se může využít při speciálních požadavcích určených vnitřní politikou ukládání souborů.</text:p>
        </text:list-item>
        <text:list-item>
          <text:p text:style-name="P28">Nativně umožňuje kompresi dat.</text:p>
        </text:list-item>
        <text:list-item>
          <text:p text:style-name="P28"><text:span text:style-name="T7">Na rozdíl od arc formátu je možné ukládat více druhů kontrolních součtů pro archivované soubory. To se dá jednoduše realizovat pomocí škálovatelných polí pro metadata. Arc archivy, které používá WebArchiv, provádí pouze MD5 kontrolní součty souborů. Na rozdíl arc archivů, je u warc archivu použít například i s SHA-1</text:span><text:span text:style-name="T7"><text:note text:id="ftn41" text:note-class="footnote"><text:note-citation>41</text:note-citation><text:note-body><text:p text:style-name="Footnote">Popis SHA1 RFC standardu dostupný na: http://tools.ietf.org/html/rfc3174</text:p></text:note-body></text:note></text:span><text:span text:style-name="T7"> hashovací funkcí pro jednoznačné určení stažených dokumentů.</text:span></text:p>
        </text:list-item>
      </text:list>
      <text:h text:style-name="Heading_20_3" text:outline-level="3">2.4.3 Nevýhody warc</text:h>
      <text:list xml:id="list1031396841" text:continue-numbering="true" text:style-name="List_20_1">
        <text:list-item>
          <text:p text:style-name="P27">Neobsahují samoopravný kód – pokud se archiv poruší tak není možné rekonstruovat jeho obsah. To však není dáno vlastnostmi warc archivů, ale tím, že archivy se po vytvoření ještě komprimují nástrojem GZIP.</text:p>
        </text:list-item>
        <text:list-item>
          <text:p text:style-name="P27">Doposud nebyla řešena otázka, jak využít možnost ukládání větší <text:tab/>škály metadat. Za tímto účelem bude nutno provést další studie.</text:p>
        </text:list-item>
        <text:list-item>
          <text:p text:style-name="P27">Prozatím nejsou implementovány nutné nástroje na práci s warc soubory. Před jejich zavedením v projektu WebArchiv bude potřeba tyto nástroje implementovat.</text:p>
        </text:list-item>
        <text:list-item>
          <text:p text:style-name="P27"><text:soft-page-break/>Zpětná převoditelnost z warc do arc není prozatím triviálně možná. [44] Tím pádem se nedají případné nové sklizně ve formátu warc zařadit ke starým sklizním ve formátu arc.</text:p>
        </text:list-item>
        <text:list-item>
          <text:p text:style-name="P27">Převod celého archivu do formátu warc bude časově a výpočetně velmi náročný a jakákoliv chyba může znamenat ztrátu dat.</text:p>
        </text:list-item>
      </text:list>
      <text:h text:style-name="Heading_20_3" text:outline-level="3">2.4.4 Plánované využití</text:h>
      <text:p text:style-name="Text_20_body">Jak jsem již zmínil výše, s využitím formátu warc se v rámci projektu WebArchive počítá, ale prozatím není provedeno dostatek analýz. Nejdříve bude potřeba počkat na vyvinutí všech potřebných nástrojů.</text:p>
      <text:p text:style-name="Text_20_body">Samotný převod celého stávajícího archivu bude pravděpodobně proveden až v poslední fázi přechodu k formátu warc. To plyne z citlivosti problému a nutnosti zajistit, aby nedošlo ke ztrátě dat.</text:p>
      <text:h text:style-name="P19" text:outline-level="1">3 Migrace archivu z formátu arc do formátu warc</text:h>
      <text:h text:style-name="Heading_20_2" text:outline-level="2">3.1 O migraci</text:h>
      <text:p text:style-name="P6">Převod arc archivů do formátu warc je specifickýi problém. Různé instituce používají různé formáty na ukládání webových zdrojů. Většina těchto institucí bude mít právě snahu převést uložená data do formátu warc. </text:p>
      <text:p text:style-name="P6">Řešitelé projektu WebArhiv se migrací prozatím příliš nezabývali. Nicméně ve světě se tím již lidé zabývají. Proto jsem se pokusil zjistit informace o migraci u pracovníků z Britské knihovny. Mojí mailovou korespondenci uvádím v příloze Q. V Britské knihovně vyzkoušel vývojový tým skript pro převod do archivního formátu warc už v roce 2009. Celkově bylo převedeno cca 4,4 TB dat </text:p>
      <text:p text:style-name="P6">O převodu, který provedli, zatím není dostatek informací. Pracovníci Britské knihovny však použili pro migraci nástroje, které nejsou přímo použitelné ve WebArchivu. Používali totiž jiné nástroje pro ukládání dat a práci s archivy – Web Curator Tool a PANDAS. [45]</text:p>
      <text:p text:style-name="P6">Informace o migraci nejsou snadno dostupné. To je způsobené především tím, že problematika je relativně nová. Formát warc byl standardizován v roce 2009. Migrační nástroje jsou sice vyhledatelné na internetu, ale většinou není jejich součástí kompletní dokumentace.</text:p>
      <text:p text:style-name="P6">Problém dostupnosti informací o migraci je především v tom, že každá instituce, která se archivací zabývá, používá jiné nástroje. Každá instituce si během své existence přizpůsobila nástroje pro své potřeby. Tyto potřeby může tvořit například jazykové, dostupnost nástrojů, rozdílnost legislativy, rozdílnost v politice ukládání webových zdrojů. Proto, pokud určitá instituce analyzuje problematiku migrace, zabývá se problémy specifickými pro její podmínky.</text:p>
      <text:p text:style-name="P6">Proto například informace získané z Britské knihovny jsou pro WebArchiv hodnotné, ale ve skutečnosti nejsou jejich nástroje okamžitě použitelné. Pokud by je chtěli pracovníci WebArchivu využít bylo by nutné je předělat pro jejich potřeby.</text:p>
      <text:h text:style-name="P21" text:outline-level="2">3.2 Použité nástroje</text:h>
      <text:p text:style-name="Text_20_body">Kromě samotných nástrojů pro migrci arc archivů jsem používal i jiné nástroje, zde podávám jejich krátký přehled.</text:p>
      <text:h text:style-name="P22" text:outline-level="3">3.2.1 JHOVE</text:h>
      <text:p text:style-name="P6">Tento program slouží k identifikaci a validaci souborů. Program disponuje množstvím modulů pro rozpoznávání formátů souborů. Je však již zastaralý a proto jsem pro svou práci používal jeho novější verzi: JHove2. Nástroj je stále vyvíjen a dostupný k volnému stažení<text:note text:id="ftn42" text:note-class="footnote"><text:note-citation>42</text:note-citation><text:note-body><text:p text:style-name="Footnote">Webové stránky projektu dostupné na: http://sourceforge.net/projects/jhove/</text:p></text:note-body></text:note>. V příloze F je dostupná ukázka výstupu programu JHOVE pro arc soubor.</text:p>
      <text:h text:style-name="P22" text:outline-level="3">3.2.2 JHOVE2</text:h>
      <text:p text:style-name="Text_20_body"><text:span text:style-name="T1">Program je novější verzí již zmíněného programu JHOVE. Slouží k validaci a identifikaci souborů. Program je vyvíjen v mnoha variantách</text:span><text:span text:style-name="T1"><text:note text:id="ftn43" text:note-class="footnote"><text:note-citation>43</text:note-citation><text:note-body><text:p text:style-name="Footnote">Přehled různých variant projektu dostupný na: https://bitbucket.org/jhove2/main/descendants</text:p></text:note-body></text:note></text:span><text:span text:style-name="T1"><text:note text:id="ftn44" text:note-class="footnote"><text:note-citation>44</text:note-citation><text:note-body><text:p text:style-name="Footnote">Distribuované verzovací systémy umožňují při vývoji projektu v určitém checkpointu rozdělit zdrojový kód na dvě části (forky) a pracovat na nich nezávisle.</text:p></text:note-body></text:note></text:span><text:span text:style-name="T1"> – v rámci distribuovaného verzovacího systému Mercurial na serveru www.bitbucket.com. V příloze G a O je ukázka výstupu z nástroje pro arc a warc soubor.</text:span></text:p>
      <text:p text:style-name="P6">Protože je JHOVE2 vyvíjen mnoha různými vývojáři, vznikají různé verze tohoto programu se specifickými druhy přidané funkcionality. Pro mé účely jsem použil oficiální verzi<text:note text:id="ftn45" text:note-class="footnote"><text:note-citation>45</text:note-citation><text:note-body><text:p text:style-name="Footnote">Webová stránka projektu JHOVE2 dostupná na: https://bitbucket.org/jhove2/</text:p></text:note-body></text:note> a dále speciální verzi<text:note text:id="ftn46" text:note-class="footnote"><text:note-citation>46</text:note-citation><text:note-body><text:p text:style-name="Footnote">Webová stránka projektu dostupná na: <text:s/><text:span text:style-name="T1">https://bitbucket.org/lbihanic/jhove2-bnf/overview</text:span></text:p></text:note-body></text:note>, která má zásuvný modul pro analýzu arc souborů.</text:p>
      <text:p text:style-name="P6">Program jsem použil pro zjištění obsahu převáděných arc archivů. Je totiž potřeba přesně zjistit obsah archivu. Jelikož při vytváření archivů dochází občas k tomu, že není správně identifikován mimitype archivovaných souborů. Tato informace je však zásadní pro zpětnou interpretaci obsahu stažených souborů.</text:p>
      <text:p text:style-name="P6">Pro tyto účely bylo potřeba použít níže zmíněný nástroj Jpype, který umožňuje efektivně spouštět Java aplikace v rámci skriptů v jazyce Python – nástroje warctools <text:soft-page-break/>jsou psány právě v programovacím jazyce Python. </text:p>
      <text:p text:style-name="P6">Program bylo třeba předělat. Jelikož byl napsán tak, že nešel vícenásobně spouštět. Proto bylo potřeba při analýze každého souboru inicializovat znova Javu. To je, ale časově náročná akce, která vzhledem k tomu, že v archivech je velké množství souborů neúměrně zvyšuje režii převodu.</text:p>
      <text:p text:style-name="P6">Program jsem upravil tak, že jsem přidal dodatečné metody, které umožňují opakované spuštění v rámci warctools.</text:p>
      <text:p text:style-name="P5">(přiložím ukázku původní třídy JHOVE2CommandLine a pak upravené soubory)</text:p>
      <text:p text:style-name="P5">(rozvedu, vysvětlit javu, balíky atd atd.)</text:p>
      <text:h text:style-name="Heading_20_3" text:outline-level="3">3.2.3 JPype</text:h>
      <text:p text:style-name="Text_20_body">Nástroj umožňující spouštění Java programů v rámci programu napsaného v programovacím jazyce Python. Použití tohoto nástroje bylo nutné kvůli tomu, že nástroje pro migraci arc archivů jsou psány v programovacím jazyce Python.</text:p>
      <text:p text:style-name="Text_20_body">Nástroj umožňuje nastartování Java Virtual Machine uvnitř těla Python skriptu a práci s určitou Java aplikací. Nástroj je dostupný volně ke stažení na webových stránkách<text:note text:id="ftn47" text:note-class="footnote"><text:note-citation>47</text:note-citation><text:note-body><text:p text:style-name="Footnote"><text:s/>Dostupný na: http://jpype.sourceforge.net/</text:p></text:note-body></text:note> jeho vývojářů.</text:p>
      <text:h text:style-name="P21" text:outline-level="2">3.3 Testování migračních nástrojů</text:h>
      <text:p text:style-name="Text_20_body">Migraci realizuji pomocí několika variant nastrojů WARCTOOLS. Pokusím se převést vzorek arc archivů a porovnat výsledky. Z informací, které získám pokusím poukázat na výhody a nevýhody jednotlivých nástrojů.</text:p>
      <text:h text:style-name="Heading_20_3" text:outline-level="3">3.3.1 WARC-TOOLS</text:h>
      <text:p text:style-name="Text_20_body">Sada nástrojů pro práci s arc a warc soubory. Skripty jsou napsány v několika programovacích jazycích – C, Python, Ruby.</text:p>
      <text:p text:style-name="Text_20_body">Součástí sady skriptů jsou jak skripty pro převod archivů, tak skripty pro analýzy warc souborů. Jedná se konkrétně o WARCDUMP a WARCVALIDATOR. Bohužel WARC-TOOLS neobsahuje i nástroje na práci s arc archivy. </text:p>
      <text:p text:style-name="Text_20_body">Tento nástroj není již v současnosti dále vyvíjen a podporován, ale je stále dostupný ke stažení<text:note text:id="ftn48" text:note-class="footnote"><text:note-citation>48</text:note-citation><text:note-body><text:p text:style-name="Footnote"><text:s/>Webové stránky projektu dostupné na: http://code.google.com/p/warc-tools/</text:p></text:note-body></text:note>. Na webových stránkách projektu je dostupná dokumentace, kterou nabízím v přílohách R - U. Příloha O obsahuje výpis z programu JHOVE2 pro warc archiv generovaný tímto nástrojem. Příloha V obsahuje výstup z nástroje WARCDUMP pro warc archiv. V příloze L je warc archiv generovaný nástrojemWARCTOOLS.</text:p>
      <text:h text:style-name="Heading_20_4" text:outline-level="4">3.3.1.1 Kompatibilita s ostatními nástroji</text:h>
      <text:p text:style-name="Text_20_body">Nástroj WARCDUMP není kompatibilní s ostatními mnou testovanými nástroji.</text:p>
      <text:list xml:id="list1679794280" text:continue-numbering="true" text:style-name="List_20_1">
        <text:list-item>
          <text:p text:style-name="List_20_1">pro WARC-TOOLS / hanzo hlásí: Incompatible Warc Version</text:p>
        </text:list-item>
        <text:list-item>
          <text:p text:style-name="List_20_1">pro WARC-TOOLS / kpk09 hlásí: Incompatible Warc Version</text:p>
        </text:list-item>
        <text:list-item>
          <text:p text:style-name="List_20_1">pro soubory typu arc hlásí: Incompatible Warc Version</text:p>
        </text:list-item>
      </text:list>
      <text:p text:style-name="Text_20_body">Nástroj WARCVALIDATOR také není kompatibilní s ostatními mnou testovanými nástroji.</text:p>
      <text:list xml:id="list1586352521" text:continue-numbering="true" text:style-name="List_20_1">
        <text:list-item>
          <text:p text:style-name="List_20_1">pro WARC-TOOLS / hanzo hlásí: Incompatible Warc Version</text:p>
        </text:list-item>
        <text:list-item>
          <text:p text:style-name="List_20_1"><text:soft-page-break/>pro WARC-TOOLS / kpk09 hlásí: Incompatible Warc Version</text:p>
        </text:list-item>
        <text:list-item>
          <text:p text:style-name="List_20_1">pro soubory typu arc hlásí: Incompatible Warc Version</text:p>
        </text:list-item>
      </text:list>
      <text:p text:style-name="Text_20_body">Nástroj tedy není přímo kompatibilní s ostatními mnou testovanými nástroji.</text:p>
      <text:h text:style-name="Heading_20_4" text:outline-level="4">3.3.1.2 Další parametry</text:h>
      <text:list xml:id="list888549704" text:continue-numbering="true" text:style-name="List_20_1">
        <text:list-item>
          <text:p text:style-name="List_20_1">Výhodou tohoto nástroje je, že má napsané skripty pro hromadnou migraci.</text:p>
        </text:list-item>
        <text:list-item>
          <text:p text:style-name="List_20_1">Zvládá převádět soubory arc i soubory arc.gz.</text:p>
        </text:list-item>
        <text:list-item>
          <text:p text:style-name="List_20_1">Při převodu arc souboru do warc archivu přibalí i archivované soubory. Na rozdíl od ostatních nástrojů – ostatní nástroje přibalí archivované soubory pouze pokud dostanou na vstup arc archivi, které jsou zabalené nástrojem Gzip. </text:p>
        </text:list-item>
        <text:list-item>
          <text:p text:style-name="List_20_1">Nástroj není v současné době dále vyvíjen. Z toho se dá odvodit, že pravděpodobně nebude možno používat ho dlouhodobě – ostatní nástroje budou obohacovány o další funkcionalitu a tím reagovat na nové požadované parametry k převodu arc souborů.</text:p>
        </text:list-item>
      </text:list>
      <text:h text:style-name="Heading_20_3" text:outline-level="3">3.3.2 WARC-TOOLS / hanzo</text:h>
      <text:p text:style-name="Text_20_body">Další nástroj obsahující skripty pro převod arc souborů na warc soubory, včetně nástrojů pro validaci a práci s warc soubory. Tento nástroj vyvíjí tým, který je odvozen od týmu vyvíjejícího původní WARC-TOOLS. Nástroj je také dostupný ke stažení<text:note text:id="ftn49" text:note-class="footnote"><text:note-citation>49</text:note-citation><text:note-body><text:p text:style-name="Footnote">http://code.hanzoarchives.com/warc-tools/wiki/Home</text:p></text:note-body></text:note>.</text:p>
      <text:p text:style-name="Text_20_body">V příloze W je k nalezení dokumentace nástroje. Příloha X obsahuje výstup z nástroje WARCDUMP a příloha Y výstup z nástroje JHOVE2 pro daný warc soubor.</text:p>
      <text:h text:style-name="Heading_20_4" text:outline-level="4">3.3.2.1 Kompatibilita s ostatními nástroji</text:h>
      <text:list xml:id="list1833233262" text:continue-numbering="true" text:style-name="List_20_1">
        <text:list-item>
          <text:p text:style-name="List_20_1">Nástroj WARCDUMP je kompatibilní s ostatními mnou testovanými nástroji.</text:p>
        </text:list-item>
        <text:list-item>
          <text:p text:style-name="List_20_1"><text:soft-page-break/>Z nástroje zcela vychází nástroj WARC-TOOLS / kpk09.</text:p>
        </text:list-item>
        <text:list-item>
          <text:p text:style-name="List_20_1">Dokumentace nástroje s nástrojem WARC-TOOLS / kpk09 je totožná</text:p>
        </text:list-item>
      </text:list>
      <text:h text:style-name="Heading_20_4" text:outline-level="4">3.3.2.2 Další parametry</text:h>
      <text:list xml:id="list398175654" text:continue-numbering="true" text:style-name="List_20_1">
        <text:list-item>
          <text:p text:style-name="List_20_1">Nemá napsané skripty pro hromadnou migraci.</text:p>
        </text:list-item>
        <text:list-item>
          <text:p text:style-name="List_20_1">Při převodu arc souborů nepřibalí k souboru data. Je potřeba mu dávat na vstup arc.gz soubory.</text:p>
        </text:list-item>
        <text:list-item>
          <text:p text:style-name="List_20_1">Po otestování na zkušebním vzorku je textový warc soubor, totožný se souborem z WARCTOOLS / kpk09.</text:p>
        </text:list-item>
        <text:list-item>
          <text:p text:style-name="List_20_1">Nástroj je v současné době vyvíjen.</text:p>
        </text:list-item>
        <text:list-item>
          <text:p text:style-name="List_20_1">Nástroj nemá dokončenou dokumentaci. V manuálu stojí, že vytváří „crappy“ warc soubory. Nástroj pro migraci je údajně převzat z nástroje WARCTOOLS. [Příloha W]</text:p>
        </text:list-item>
      </text:list>
      <text:h text:style-name="Heading_20_3" text:outline-level="3">3.3.3 WARC-TOOLS / kpk09</text:h>
      <text:p text:style-name="Text_20_body">Třetí mnou testovaný nástroj na určený pro migraci arc souborů do warc souborů. Jedná se o projekt, který je vyvíjen jako fork k původnímu kódu WARC TOOLS / hanzo. Také je samozřejmě dostupný na webu<text:note text:id="ftn50" text:note-class="footnote"><text:note-citation>50</text:note-citation><text:note-body><text:p text:style-name="Footnote">https://bitbucket.org/kpk09/warc-tools/wiki/Home</text:p></text:note-body></text:note>.</text:p>
      <text:p text:style-name="P6">V příloze Z je k nalezení dokumentace nástroje. Příloha AA obsahuje výstup z nástroje WARCDUMP a příloha AB výstup z nástroje JHOVE2 pro daný warc soubor.</text:p>
      <text:h text:style-name="P25" text:outline-level="4">3.3.3 1 Kompatibilita s ostatními nástroji</text:h>
      <text:list xml:id="list2004892917" text:continue-numbering="true" text:style-name="List_20_1">
        <text:list-item>
          <text:p text:style-name="List_20_1">Nástroj WARCDUMP je kompatibilní s ostatními mnou testovanými nástroji.</text:p>
        </text:list-item>
        <text:list-item>
          <text:p text:style-name="List_20_1">Nástroj zcela vychází z nástroje WARC-TOOLS / hanzo.</text:p>
        </text:list-item>
        <text:list-item>
          <text:p text:style-name="List_20_1">Dokumentace nástroje s nástrojem WARC-TOOLS / hanzo je totožná</text:p>
        </text:list-item>
      </text:list>
      <text:h text:style-name="P25" text:outline-level="4"><text:soft-page-break/>3.3.3.2 Další parametry</text:h>
      <text:list xml:id="list822830441" text:continue-numbering="true" text:style-name="List_20_1">
        <text:list-item>
          <text:p text:style-name="P27">Nemá napsané skripty pro hromadnou migraci.</text:p>
        </text:list-item>
        <text:list-item>
          <text:p text:style-name="P27">Při převodu arc souborů nepřibalí k souboru data. Je potřeba mu dávat na vstup arc.gz soubory.</text:p>
        </text:list-item>
        <text:list-item>
          <text:p text:style-name="P27">Po otestování na zkušebním vzorku je textový warc soubor, totožný se souborem z WARCTOOLS / hanzo.</text:p>
        </text:list-item>
        <text:list-item>
          <text:p text:style-name="P27">Nástroj je v současné době vyvíjen.</text:p>
        </text:list-item>
        <text:list-item>
          <text:p text:style-name="P27">Nástroj nemá dokončenou dokumentaci. V manuálu stojí, že vytváří „crappy“ warc soubory. Nástroj pro migraci je údajně převzat z nástroje WARCTOOLS. [Příloha Z]</text:p>
        </text:list-item>
      </text:list>
      <text:h text:style-name="P21" text:outline-level="2">3.4 Podobnost WARCTOOLS / hanzo s kpk09</text:h>
      <text:p text:style-name="Text_20_body">Jak jsem zmínil již výše nástroje WARCTOOLS / hanzo s WARCTOOLS / kpk09 jsou si velmi podobné. Tato podobnost logicky vychází z toho, že WARCTOOLS / kpk09 vychází z nástroje druhého.</text:p>
      <text:p text:style-name="Text_20_body">Pokud bychom chtěli důsledně porovnávat tyto dva nástroje můžeme to udělat dvěma způsoby. První způsob je porovnání výstupů pro stejný vstup a druhý je porovnání zdrojového kódu.</text:p>
      <text:h text:style-name="Heading_20_3" text:outline-level="3">3.4.1 Porovnání výstupů pro stejné vstupy</text:h>
      <text:p text:style-name="Text_20_body">Testoval jsem nástroje pro převod na vlastním vzorku arc archivů. Konkrétně jsem testoval podobnost příslušných dvou warc.gz archivů a jejich výstupů při použití nástroje WARCDUMP.</text:p>
      <text:p text:style-name="Text_20_body">Výstupy z nástroje WARCDUMP jsem porovnával pomocí nástroje diff<text:note text:id="ftn51" text:note-class="footnote"><text:note-citation>51</text:note-citation><text:note-body><text:p text:style-name="Footnote">Informace o nástroji jsou dostupné na: http://unixhelp.ed.ac.uk/CGI/man-cgi?diff</text:p></text:note-body></text:note>. Výsledky byli až na názvy cest k archivům totožné. Testování samotných warc.gz souborů jsem prováděl pomocí nástroje zdiff<text:note text:id="ftn52" text:note-class="footnote"><text:note-citation>52</text:note-citation><text:note-body><text:p text:style-name="Footnote">Informace o nástroji jsou dostupné na: http://resin.csoft.net/cgi-bin/man.cgi?section=1&amp;topic=zdiff</text:p></text:note-body></text:note>, i tento nástroj potvrdil totožnost souborů.</text:p>
      <text:p text:style-name="Text_20_body">Musím zdůraznit, že jsem použil relativně malý testovací vzorek. Proto abych mohl uspokojivě konstatovat, bych musel použít mnohem větší vzorek dat. Navíc bych musel testovat archivy s různým obsahem – dá se očekávat, že by mohlo dojít k iferenciaci výstupů, kdyby archivy obsahovali atypické typy souborů.</text:p>
      <text:h text:style-name="Heading_20_3" text:outline-level="3">3.4.2 Porovnání zdrojového kódu</text:h>
      <text:p text:style-name="Text_20_body">Porovnání zdrojového kódu je náročnější procedura, ale pravděpodobně může jasně odpovědět na otázku. Pravděpodobně by bylo nejlepší dotázat se na rozdílnost obou nástrojů přímo vývojářů. </text:p>
      <text:p text:style-name="Text_20_body">Server, na kterém jsou oba nástroje umístěny, umožňuje přímé porovnávání pomocí nástroje diff. Informace o rozdílnosti je možné zhlédnout z dvou hledisek.</text:p>
      <text:list xml:id="list813715316" text:continue-numbering="true" text:style-name="List_20_1">
        <text:list-item>
          <text:p text:style-name="List_20_1"><text:soft-page-break/>Změny v WARCTOOLS / hanzo, které se neprojevily v druhém nástroji<text:note text:id="ftn53" text:note-class="footnote"><text:note-citation>53</text:note-citation><text:note-body><text:p text:style-name="Footnote">Náhled změn dostupný na: https://bitbucket.org/kpk09/warc-tools/compare/..hanzo/warc-tools</text:p></text:note-body></text:note>. Jde o modifikaci ve 29 souborech.</text:p>
        </text:list-item>
        <text:list-item>
          <text:p text:style-name="List_20_1">Změny v WARCTOOLS /kpk09, které se neprojevily v druhém nástroji<text:note text:id="ftn54" text:note-class="footnote"><text:note-citation>54</text:note-citation><text:note-body><text:p text:style-name="Footnote">Náhled změn dostupný na: https://bitbucket.org/kpk09/warc-tools/compare/..hanzo/warc-tools</text:p></text:note-body></text:note>. Jde o modifikaci v 7 souborech.</text:p>
        </text:list-item>
      </text:list>
      <text:p text:style-name="Text_20_body">Bohužel neovládám dostatečně programovací jazyk Python. </text:p>
      <text:h text:style-name="P21" text:outline-level="2">3.5 Závěry z porovnávání nástrojů</text:h>
      <text:p text:style-name="Text_20_body"/>
      <text:p text:style-name="Text_20_body">Asi doporučím užití hanzo</text:p>
      <text:p text:style-name="Text_20_body">warc už nejsou podporované.</text:p>
      <text:p text:style-name="Text_20_body">KPK nvím o co mu de.</text:p>
      <text:p text:style-name="Text_20_body">Vidím největší perspektivu u hanza, bude pravděppodobně nejdéle podporován.</text:p>
      <text:h text:style-name="P19" text:outline-level="1">4 Závěr</text:h>
      <text:p text:style-name="Text_20_body">Napiš, že výstupy použiješ jako zprávu pro Národní knihovnu</text:p>
      <text:h text:style-name="P19" text:outline-level="1">Seznam literatury</text:h>
      <text:p text:style-name="seznam_20_literatury">[1] http://www.webarchiv.cz/</text:p>
      <text:p text:style-name="seznam_20_literatury">[2] http://www.webarchiv.cz/wainfo/</text:p>
      <text:p text:style-name="seznam_20_literatury">[3] http://www.webarchiv.cz/</text:p>
      <text:p text:style-name="seznam_20_literatury">[4] http://www.webarchiv.cz/dokumenty/</text:p>
      <text:p text:style-name="seznam_20_literatury">[5] Oficiální zpráva http://www.webarchiv.cz/files/dokumenty/zpravy/zprava2000.pdf</text:p>
      <text:p text:style-name="seznam_20_literatury">[6] Oficiální zpráva http://www.webarchiv.cz/files/dokumenty/zpravy/zprava2001/zprava2001.pdf</text:p>
      <text:p text:style-name="seznam_20_literatury">[7] Oficiální zpráva http://www.webarchiv.cz/files/dokumenty/zpravy/zprava2002.pdf</text:p>
      <text:p text:style-name="seznam_20_literatury">[8] Oficiální zpráva http://webarchiv.cz/files/dokumenty/zpravy/Zamer2004Zpravatextrev.doc</text:p>
      <text:p text:style-name="seznam_20_literatury">[9] Oficiální zpráva http://webarchiv.cz/files/dokumenty/zpravy/Zamer2005Zpravatext.doc</text:p>
      <text:p text:style-name="seznam_20_literatury">[10] Oficiální zpráva http://webarchiv.cz/files/dokumenty/zpravy/zprava-VaV_2006-final.rtf</text:p>
      <text:p text:style-name="seznam_20_literatury">[11] Zpráva o havárii dostupná pouze pracovníkům WebArchivu, na serveru GoogleDocs: https://docs.google.com/Doc?docid=0AbRV47jJIQggZG5qOHJtZF8yNmRjanM1dg&amp;hl=cs</text:p>
      <text:p text:style-name="seznam_20_literatury">[12] Oficiální zpráva http://webarchiv.cz/files/dokumenty/zpravy/zprava2007.pdf</text:p>
      <text:p text:style-name="seznam_20_literatury">[13] Oficiální zpráva http://www.webarchiv.cz/files/dokumenty/zpravy/zprava2008.pdf</text:p>
      <text:p text:style-name="seznam_20_literatury">[14] Zpráva dostupná pouze pracovníkům WebArchivu, na serveru GoogleDocs: https://docs.google.com/Doc?docid=0AbRV47jJIQggZG5qOHJtZF80NngybjZ3aGY&amp;hl=cs</text:p>
      <text:p text:style-name="seznam_20_literatury">[15] Zpráva dostupná pouze pracovníkům WebArchivu, na serveru GoogleDocs: https://docs.google.com/Doc?docid=0AbRV47jJIQggZG5qOHJtZF8xOGZ4YzNoamRy&amp;hl=cs</text:p>
      <text:p text:style-name="seznam_20_literatury">[16] Zpráva dostupná pouze pracovníkům WebArchivu, na serveru GoogleDocs: <text:soft-page-break/>https://docs.google.com/Doc?docid=0AbRV47jJIQggZG5qOHJtZF8xN2Q2cnpxcmZm&amp;hl=cs</text:p>
      <text:p text:style-name="seznam_20_literatury">[17] http://www.webarchiv.cz/celoplosne-sklizne/</text:p>
      <text:p text:style-name="seznam_20_literatury">[18] http://www.webarchiv.cz/ccinfo/</text:p>
      <text:p text:style-name="seznam_20_literatury">[19] http://www.ikaros.cz/node/4612</text:p>
      <text:p text:style-name="seznam_20_literatury">[20] http://www.creativecommons.cz/wp-content/uploads/dp_petr_jansa_komplet_xmp.pdf</text:p>
      <text:p text:style-name="seznam_20_literatury">[21] http://www.webarchiv.cz/ccinfo/</text:p>
      <text:p text:style-name="seznam_20_literatury">[22] http://www.webarchiv.cz/partneri-projektu/</text:p>
      <text:p text:style-name="seznam_20_literatury">[23] http://www.webarchiv.cz/vydavatele/</text:p>
      <text:p text:style-name="seznam_20_literatury">[24] http://www.webarchiv.cz/partneri</text:p>
      <text:p text:style-name="seznam_20_literatury">[25] http://www.webarchiv.cz/formular-url/</text:p>
      <text:p text:style-name="seznam_20_literatury">[26] http://www.webarchiv.cz/kriteria/</text:p>
      <text:p text:style-name="seznam_20_literatury">[27] http://www.webarchiv.cz/kriteria/</text:p>
      <text:p text:style-name="seznam_20_literatury">[28] http://www.webarchiv.cz/kriteria/</text:p>
      <text:p text:style-name="seznam_20_literatury">[29] http://www.webarchiv.cz/kriteria/</text:p>
      <text:p text:style-name="seznam_20_literatury">[30] Práce dostupná na: http://is.muni.cz/th/173018/fi_b/</text:p>
      <text:p text:style-name="seznam_20_literatury">[31] Práce dostupná na: http://is.muni.cz/th/172849/fi_b/</text:p>
      <text:p text:style-name="seznam_20_literatury">[32] Práce dostupná na: http://is.muni.cz/th/172585/fi_b/</text:p>
      <text:p text:style-name="seznam_20_literatury">[33] Práce dostupná na: http://is.muni.cz/th/98989/fi_b</text:p>
      <text:p text:style-name="seznam_20_literatury">[34] Práce dostupná na: http://www.webarchiv.cz/files/dokumenty/ostatni/DPjelinkova2006.pdf</text:p>
      <text:p text:style-name="seznam_20_literatury">[35] Práce dostupná na: http://is.muni.cz/th/49968/fi_m</text:p>
      <text:p text:style-name="seznam_20_literatury">[36] Práce dostupná na: http://www.webarchiv.cz/files/dokumenty/zpravy/skodova.doc</text:p>
      <text:p text:style-name="seznam_20_literatury">[37] http://is.muni.cz/th/49968/fi_m</text:p>
      <text:p text:style-name="seznam_20_literatury">[38] http://is.muni.cz/th/49968/fi_m</text:p>
      <text:p text:style-name="seznam_20_literatury">[39] http://www.archive.org/web/researcher/ArcFileFormat.php</text:p>
      <text:p text:style-name="seznam_20_literatury">[40] https://webarchive.jira.com/wiki/display/Heritrix/ARC+File+Format</text:p>
      <text:p text:style-name="seznam_20_literatury">[41] http://is.muni.cz/th/49968/fi_m, STR 14</text:p>
      <text:p text:style-name="seznam_20_literatury">[42] ISO standard dostupný za poplatek <text:soft-page-break/>http://www.iso.org/iso/iso_catalogue/catalogue_tc/catalogue_detail.htm?csnumber=44717. </text:p>
      <text:p text:style-name="seznam_20_literatury">[43] http://bibnum.bnf.fr/WARC/</text:p>
      <text:p text:style-name="seznam_20_literatury">[44] https://webarchive.jira.com/wiki/display/Heritrix/ARC+to+WARC+%28to+ARC%29</text:p>
      <text:p text:style-name="seznam_20_literatury">[45] Přlího Q: Mailová korespondence s pracovníky Britské knihovny</text:p>
      <text:p text:style-name="textove_20_prilohy_20_komentar">[46]</text:p>
      <text:p text:style-name="textove_20_prilohy_20_komentar"/>
      <text:p text:style-name="textove_20_prilohy_20_komentar"/>
      <text:p text:style-name="textove_20_prilohy_20_komentar"/>
      <text:p text:style-name="textove_20_prilohy_20_komentar"/>
      <text:p text:style-name="Standard">Masanès, Julien (Ed.): Web Archiving. Berlin, Heidelberg, Springer-Verlag, 2006.</text:p>
      <text:p text:style-name="Standard"/>
      <text:h text:style-name="P19" text:outline-level="1">Přílohy</text:h>
      <text:h text:style-name="Heading_20_2" text:outline-level="2">A. Gramatika arc souboru</text:h>
      <text:p text:style-name="textové_20_přílohy">arc_file == &lt;version_block&gt;&lt;rest_of_arc_file&gt;</text:p>
      <text:p text:style-name="textové_20_přílohy">version_block == See definition below</text:p>
      <text:p text:style-name="textové_20_přílohy">rest_of_arc_file == &lt;doc&gt;|&lt;doc&gt;&lt;rest_of_arc_file&gt;</text:p>
      <text:p text:style-name="textové_20_přílohy">doc == &lt;nl&gt;&lt;URL-record&gt;&lt;nl&gt;&lt;network_doc&gt;</text:p>
      <text:p text:style-name="textové_20_přílohy">URL-record == See definition below</text:p>
      <text:p text:style-name="textové_20_přílohy">network_doc == whatever the protocol returned</text:p>
      <text:p text:style-name="textové_20_přílohy">nl == Unix-newline-delimiter</text:p>
      <text:p text:style-name="textové_20_přílohy">sp == ' ' (ascii space) comma is inappropriate because it can be in an URL.</text:p>
      <text:h text:style-name="Heading_20_2" text:outline-level="2">B. Arc version block verze 2</text:h>
      <text:p text:style-name="textove_20_prilohy_20_komentar">version-number == integer in ascii </text:p>
      <text:p text:style-name="textove_20_prilohy_20_komentar">reserved == string with no white space </text:p>
      <text:p text:style-name="textove_20_prilohy_20_komentar">origin-code == Name of gathering organization with no white space </text:p>
      <text:p text:style-name="textove_20_prilohy_20_komentar">URL-record-definition == names of fields in URL records</text:p>
      <text:p text:style-name="textové_20_přílohy">version-2-block == filedesc://&lt;path&gt;&lt;sp&gt;&lt;ip_address&gt;&lt;sp&gt;&lt;date&gt;&lt;sp&gt;text/plain&lt;sp&gt;200&lt;sp&gt; </text:p>
      <text:p text:style-name="textové_20_přílohy">-&lt;sp&gt;-&lt;sp&gt;0&lt;sp&gt;&lt;filename&gt;&lt;sp&gt;&lt;length&gt;&lt;nl&gt; </text:p>
      <text:p text:style-name="textové_20_přílohy">2&lt;sp&gt;&lt;reserved&gt;&lt;sp&gt;&lt;origin-code&gt;&lt;nl&gt; </text:p>
      <text:p text:style-name="textové_20_přílohy">URL&lt;sp&gt;IP-address&lt;sp&gt;Archive-date&lt;sp&gt;Content-type&lt;sp&gt;Result-code&lt;sp&gt;Checksum&lt;sp&gt;Location&lt;sp&gt; Offset&lt;sp&gt;Filename&lt;sp&gt;Archive-length&lt;nl&gt; </text:p>
      <text:p text:style-name="textové_20_přílohy">&lt;nl&gt; </text:p>
      <text:h text:style-name="Heading_20_2" text:outline-level="2">C. Arc url record verze 2</text:h>
      <text:p text:style-name="textove_20_prilohy_20_komentar">url == ascii URL string (e.g., "http://www.alexa.com:80/") </text:p>
      <text:p text:style-name="textove_20_prilohy_20_komentar">ip_address == dotted-quad (eg 192.216.46.98 or 0.0.0.0) </text:p>
      <text:p text:style-name="textove_20_prilohy_20_komentar">archive-date == date archived </text:p>
      <text:p text:style-name="textove_20_prilohy_20_komentar">content-type == "no-type"|MIME type of data (e.g., "text/html") </text:p>
      <text:p text:style-name="textove_20_prilohy_20_komentar">length == ascii representation of size of network doc in bytes </text:p>
      <text:p text:style-name="textove_20_prilohy_20_komentar">date == YYYYMMDDhhmmss (Greenwich Mean Time) </text:p>
      <text:p text:style-name="textove_20_prilohy_20_komentar">result-code == result code or response code, (e.g. 200 or 302) </text:p>
      <text:p text:style-name="textove_20_prilohy_20_komentar">checksum == ascii representation of a checksum of the data. The specifics of the checksum are implementation specific. </text:p>
      <text:p text:style-name="textove_20_prilohy_20_komentar">location == "-"|url of re-direct </text:p>
      <text:p text:style-name="textove_20_prilohy_20_komentar">offset == offset in bytes from beginning of file to beginning of URL-record </text:p>
      <text:p text:style-name="textove_20_prilohy_20_komentar">filename == name of arc file</text:p>
      <text:p text:style-name="textové_20_přílohy">URL-record-v2 == &lt;url&gt;&lt;sp&gt; </text:p>
      <text:p text:style-name="textové_20_přílohy">&lt;ip-address&gt;&lt;sp&gt; </text:p>
      <text:p text:style-name="textové_20_přílohy">&lt;archive-date&gt;&lt;sp&gt; </text:p>
      <text:p text:style-name="textové_20_přílohy"><text:soft-page-break/>&lt;content-type&gt;&lt;sp&gt; </text:p>
      <text:p text:style-name="textové_20_přílohy">&lt;result-code&gt;&lt;sp&gt; </text:p>
      <text:p text:style-name="textové_20_přílohy">&lt;checksum&gt;&lt;sp&gt; </text:p>
      <text:p text:style-name="textové_20_přílohy">&lt;location&gt;&lt;sp&gt; </text:p>
      <text:p text:style-name="textové_20_přílohy">&lt;offset&gt;&lt;sp&gt; </text:p>
      <text:p text:style-name="textové_20_přílohy">&lt;filename&gt;&lt;sp&gt; </text:p>
      <text:p text:style-name="textové_20_přílohy">&lt;length&gt;&lt;nl&gt; </text:p>
      <text:h text:style-name="Heading_20_2" text:outline-level="2">D. Příklad arc souboru verze 2</text:h>
      <text:p text:style-name="textové_20_přílohy">filedesc://IA-001102.arc 0.0.0.0 19960923142103 text/plain 200 - - 0 </text:p>
      <text:p text:style-name="textové_20_přílohy">IA-001102.arc 122 </text:p>
      <text:p text:style-name="textové_20_přílohy">2 0 Alexa Internet </text:p>
      <text:p text:style-name="textové_20_přílohy">URL IP-address Archive-date Content-type Result-code Checksum </text:p>
      <text:p text:style-name="textové_20_přílohy">Location Offset Filename Archive-length </text:p>
      <text:p text:style-name="textové_20_přílohy">http://www.dryswamp.edu:80/index.html 127.10.100.2 19961104142103 </text:p>
      <text:p text:style-name="textové_20_přílohy">text/html 200 fac069150613fe55599cc7fa88aa089d - 209 IA-001102.arc 202 </text:p>
      <text:p text:style-name="textové_20_přílohy">HTTP/1.0 200 Document follows </text:p>
      <text:p text:style-name="textové_20_přílohy">Date: Mon, 04 Nov 1996 14:21:06 GMT </text:p>
      <text:p text:style-name="textové_20_přílohy">Server: NCSA/1.4.1 </text:p>
      <text:p text:style-name="textové_20_přílohy">Content-type: text/html Last-modified: Sat,10 Aug 1996 22:33:11 GMT </text:p>
      <text:p text:style-name="textové_20_přílohy">Content-length: 30 </text:p>
      <text:p text:style-name="textové_20_přílohy">&lt;HTML&gt; </text:p>
      <text:p text:style-name="textové_20_přílohy">Hello World!!! </text:p>
      <text:p text:style-name="textové_20_přílohy">&lt;/HTML&gt;</text:p>
      <text:h text:style-name="Heading_20_2" text:outline-level="2">E. Arc soubor vytvořený pomocí crawleru Heritrix</text:h>
      <text:p text:style-name="textove_20_prilohy_20_komentar">Soubor je dostupný jako elektronická příloha bakalářské práce pod názvem IAH-20110905093545-00000-kovar-laptop-8090.arc.gz.</text:p>
      <text:h text:style-name="Heading_20_2" text:outline-level="2">F. Výstup z programu JHOVE pro přiložený arc soubor</text:h>
      <text:p text:style-name="textove_20_prilohy_20_komentar">Výstup pro soubor dostupný jako elektronická příloha bakalářské práce pod názvem IAH-20110905093545-00000-kovar-laptop-8090.arc.gz.</text:p>
      <text:p text:style-name="textové_20_přílohy">Jhove (Rel. 1.6, 2011-01-04) </text:p>
      <text:p text:style-name="textové_20_přílohy">Date: 2011-09-05 15:14:13 CEST </text:p>
      <text:p text:style-name="textové_20_přílohy">RepresentationInformation: ./IAH-20110905093545-00000-kovar-laptop-8090.arc.gz </text:p>
      <text:p text:style-name="textové_20_přílohy"><text:s text:c="2"/>ReportingModule: BYTESTREAM, Rel. 1.3 (2007-04-10) </text:p>
      <text:p text:style-name="textové_20_přílohy"><text:s text:c="2"/>LastModified: 2011-09-05 12:40:13 CEST </text:p>
      <text:p text:style-name="textové_20_přílohy"><text:s text:c="2"/>Size: 74389018 </text:p>
      <text:p text:style-name="textové_20_přílohy"><text:s text:c="2"/>Format: bytestream </text:p>
      <text:p text:style-name="textové_20_přílohy"><text:s text:c="2"/>Status: Well-Formed and valid </text:p>
      <text:p text:style-name="textové_20_přílohy"><text:soft-page-break/><text:s text:c="2"/>MIMEtype: application/octet-stream </text:p>
      <text:h text:style-name="Heading_20_2" text:outline-level="2">G. Výstup z programu JHOVE2 pro přiložený arc soubor</text:h>
      <text:p text:style-name="textove_20_prilohy_20_komentar">Soubor je dostupný jako elektronická příloha bakalářské práce pod názvem IAH-20110905093545-00000-kovar-laptop-8090.arc.gz_jhove2output.xml.</text:p>
      <text:h text:style-name="Heading_20_2" text:outline-level="2">H. Ukázka CDX indexu pro arc soubor</text:h>
      <text:p text:style-name="textove_20_prilohy_20_komentar">Celý CDX soubor je dostupný jako elektronická příloha bakalářské práce pod názvem index.cdx.</text:p>
      <text:p text:style-name="textové_20_přílohy">127.0.0.1/amk_new/ 20110905093547 http://127.0.0.1/amk_new/ text/html 200 O5DWG2NMAMAAW7JSGZE3BQ64J7VWCYO3 - - 1056 IAH-20110905093545-00000-kovar-laptop-8090.arc.gz </text:p>
      <text:p text:style-name="textové_20_přílohy">127.0.0.1/amk_new/administrace.php 20110905093710 http://127.0.0.1/amk_new/administrace.php text/html 200 VU7IP3IZ5B5AFN3W4KJ5GYMFDXIPCOHH - - 6542994 IAH-20110905093545-00000-kovar-laptop-8090.arc.gz </text:p>
      <text:p text:style-name="textové_20_přílohy">127.0.0.1/amk_new/css/style.css 20110905093549 http://127.0.0.1/amk_new/css/style.css text/css 200 UNJYNYSN3CGVNBPHQXBMM3DSNMH2K5R4 - - 4979 IAH-20110905093545-00000-kovar-laptop-8090.arc.gz </text:p>
      <text:p text:style-name="textové_20_přílohy">127.0.0.1/amk_new/css/style-print.css 20110905093551 http://127.0.0.1/amk_new/css/style-print.css text/css 200 KPOV6UAGQ7NLORLWROHYWVOYI7EGISMH - - 7052 IAH-20110905093545-00000-kovar-laptop-8090.arc.gz </text:p>
      <text:p text:style-name="textové_20_přílohy">127.0.0.1/amk_new/favicon.ico 20110905093553 http://127.0.0.1/amk_new/favicon.ico text/html 404 NG54R3G5AQUDPVORCYARJCVCZA3BEMYH - - 7770 IAH-20110905093545-00000-kovar-laptop-8090.arc.gz </text:p>
      <text:p text:style-name="textové_20_přílohy">127.0.0.1/amk_new/fotogalerie/10_4_05/10.jpg 20110905103437 http://127.0.0.1/amk_new/fotogalerie/10_4_05/10.jpg image/jpeg 200 IAJOPBPAS7SKS4VI3KZFCPXBDDC3XJDZ - - 56117318 IAH-20110905093545-00000-kovar-laptop-8090.arc.gz </text:p>
      <text:h text:style-name="Heading_20_2" text:outline-level="2">I. Warc metadata record</text:h>
      <text:p text:style-name="textové_20_přílohy">WARC/1.0 </text:p>
      <text:p text:style-name="textové_20_přílohy">WARC-Type: metadata </text:p>
      <text:p text:style-name="textové_20_přílohy">WARC-Target-URI: http://www.archive.org/images/logoc.jpg </text:p>
      <text:p text:style-name="textové_20_přílohy">WARC-Date: 2006-09-19T17:20:24Z </text:p>
      <text:p text:style-name="textové_20_přílohy">WARC-Record-ID: &lt;urn:uuid:16da6da0-bcdc-49c3-927e-57494593b943&gt; </text:p>
      <text:p text:style-name="textové_20_přílohy">WARC-Concurrent-To: &lt;urn:uuid:92283950-ef2f-4d72-b224-f54c6ec90bb0&gt; </text:p>
      <text:p text:style-name="textové_20_přílohy">Content-Type: application/warc-fields </text:p>
      <text:p text:style-name="textové_20_přílohy">WARC-Block-Digest: sha1:VXT4AF5BBZVHDYKNC2CSM8TEAWDB6CH8 </text:p>
      <text:p text:style-name="textové_20_přílohy">Content-Length: 59 </text:p>
      <text:p text:style-name="textové_20_přílohy">© ISO 2006 — All rights reserved </text:p>
      <text:p text:style-name="textové_20_přílohy">23 </text:p>
      <text:p text:style-name="textové_20_přílohy">IS0 28500 </text:p>
      <text:p text:style-name="textové_20_přílohy">via: http://www.archive.org/ </text:p>
      <text:p text:style-name="textové_20_přílohy"><text:soft-page-break/>hopsFromSeed: E </text:p>
      <text:p text:style-name="textové_20_přílohy">fetchTimeMs: 565 </text:p>
      <text:h text:style-name="Heading_20_2" text:outline-level="2">J. Warc request record</text:h>
      <text:p text:style-name="textové_20_přílohy">WARC/1.0 </text:p>
      <text:p text:style-name="textové_20_přílohy">WARC-Type: request </text:p>
      <text:p text:style-name="textové_20_přílohy">WARC-Target-URI: http://www.archive.org/images/logoc.jpg </text:p>
      <text:p text:style-name="textové_20_přílohy">WARC-Warcinfo-ID: &lt;urn:uuid:d7ae5c10-e6b3-4d27-967d-34780c58ba39&gt; </text:p>
      <text:p text:style-name="textové_20_přílohy">WARC-Date: 2006-09-19T17:20:24Z </text:p>
      <text:p text:style-name="textové_20_přílohy">Content-Length: 236 </text:p>
      <text:p text:style-name="textové_20_přílohy">WARC-Record-ID: &lt;urn:uuid:4885803b-eebd-4b27-a090-144450c11594&gt; </text:p>
      <text:p text:style-name="textové_20_přílohy">Content-Type: application/http;msgtype=request </text:p>
      <text:p text:style-name="textové_20_přílohy">WARC-Concurrent-To: &lt;urn:uuid:92283950-ef2f-4d72-b224-f54c6ec90bb0&gt; </text:p>
      <text:p text:style-name="textové_20_přílohy">GET /images/logoc.jpg HTTP/1.0 </text:p>
      <text:p text:style-name="textové_20_přílohy">User-Agent: Mozilla/5.0 (compatible; heritrix/1.10.0) </text:p>
      <text:p text:style-name="textové_20_přílohy">From: stack@example.org </text:p>
      <text:p text:style-name="textové_20_přílohy">Connection: close </text:p>
      <text:p text:style-name="textové_20_přílohy">Referer: http://www.archive.org/ </text:p>
      <text:p text:style-name="textové_20_přílohy">Host: www.archive.org </text:p>
      <text:p text:style-name="textové_20_přílohy">Cookie: PHPSESSID=009d7bb11022f80605aa87e18224d824 </text:p>
      <text:h text:style-name="Heading_20_2" text:outline-level="2">K. Warc warcinfo record</text:h>
      <text:p text:style-name="textové_20_přílohy">WARC/1.0 </text:p>
      <text:p text:style-name="textové_20_přílohy">WARC-Type: warcinfo </text:p>
      <text:p text:style-name="textové_20_přílohy">WARC-Date: 2006-09-19T17:20:14Z </text:p>
      <text:p text:style-name="textové_20_přílohy">WARC-Record-ID: &lt;urn:uuid:d7ae5c10-e6b3-4d27-967d-34780c58ba39&gt; </text:p>
      <text:p text:style-name="textové_20_přílohy">Content-Type: application/warc-fields </text:p>
      <text:p text:style-name="textové_20_přílohy">Content-Length: 381 </text:p>
      <text:p text:style-name="textové_20_přílohy">software: Heritrix 1.12.0 http://crawler.archive.org </text:p>
      <text:p text:style-name="textové_20_přílohy">hostname: crawling017.archive.org </text:p>
      <text:p text:style-name="textové_20_přílohy">ip: 207.241.227.234 </text:p>
      <text:p text:style-name="textové_20_přílohy">isPartOf: testcrawl-20050708 </text:p>
      <text:p text:style-name="textové_20_přílohy">description: testcrawl with WARC output </text:p>
      <text:p text:style-name="textové_20_přílohy">operator: IA_Admin </text:p>
      <text:p text:style-name="textové_20_přílohy">http-header-user-agent: </text:p>
      <text:p text:style-name="textové_20_přílohy">Mozilla/5.0 (compatible; heritrix/1.4.0 +http://crawler.archive.org) </text:p>
      <text:p text:style-name="textové_20_přílohy">format: WARC file version 1.0 </text:p>
      <text:p text:style-name="textové_20_přílohy">conformsTo: </text:p>
      <text:p text:style-name="textové_20_přílohy">http://www.archive.org/documents/WarcFileFormat-1.0.html </text:p>
      <text:h text:style-name="Heading_20_2" text:outline-level="2"><text:soft-page-break/>L. Warc soubor vytvořený z přiloženého arc souboru pomocí nástroje WARC-TOOLS</text:h>
      <text:p text:style-name="textove_20_prilohy_20_komentar">Soubor je dostupný jako elektronická příloha bakalářské práce pod názvem WARCTOOLS_IAH-20110905093545-00000-kovar-laptop-8090.warc.gz.</text:p>
      <text:h text:style-name="Heading_20_2" text:outline-level="2">M. Warc soubor vytvořený z přiloženého arc souboru pomocí nástroje WARC-TOOLS / hanzo</text:h>
      <text:p text:style-name="textove_20_prilohy_20_komentar">Soubor je dostupný jako elektronická příloha bakalářské práce pod názvem HANZO_IAH-20110905093545-00000-kovar-laptop-8090.warc.gz.</text:p>
      <text:h text:style-name="Heading_20_2" text:outline-level="2">N. Warc soubor vytvořený z přiloženého arc souboru pomocí nástroje WARC-TOOLS / kpk09</text:h>
      <text:p text:style-name="textove_20_prilohy_20_komentar">Soubor je dostupný jako elektronická příloha bakalářské práce pod názvem KPK09_IAH-20110905093545-00000-kovar-laptop-8090.warc.gz.</text:p>
      <text:h text:style-name="Heading_20_2" text:outline-level="2">O. Výstup z programu JHOVE2 pro přiložený warc soubor</text:h>
      <text:p text:style-name="textove_20_prilohy_20_komentar">Soubor je dostupný jako elektronická příloha bakalářské práce pod názvem WARCTOOLS_IAH-20110905093545-00000-kovar-laptop-8090.warc.gz_jhove2output.xml. </text:p>
      <text:h text:style-name="Heading_20_2" text:outline-level="2">P. Popis standardu WARC</text:h>
      <text:p text:style-name="textove_20_prilohy_20_komentar">Soubor je dostupný jako elektronická příloha bakalářské práce pod názvem WARC_Guidelines_v1.pdf.</text:p>
      <text:h text:style-name="Heading_20_2" text:outline-level="2">Q. Mailová korespondence s pracovníky British library</text:h>
      <text:p text:style-name="textove_20_prilohy_20_komentar">Soubor je dostupný jako elektronická příloha bakalářské práce. Pod názvem british_library_mail1 jsou informace, které dostal Ing. Libor Coufal. Pod názvem british_library_mail2 jsou informace, které psali přímo mě.</text:p>
      <text:h text:style-name="Heading_20_2" text:outline-level="2">R. WARCTOOLS – Functional Requirements Specification v8</text:h>
      <text:p text:style-name="textove_20_prilohy_20_komentar">Soubor je dostupný jako elektronická příloha bakalářské práce pod názvem warc-tools_phase_III_frs_v8.pdf.</text:p>
      <text:h text:style-name="Heading_20_2" text:outline-level="2">S. WARCTOOLS – Functional Requirements Specification </text:h>
      <text:p text:style-name="textove_20_prilohy_20_komentar">Soubor je dostupný jako elektronická příloha bakalářské práce pod názvem warc_tools_frs.pdf.</text:p>
      <text:h text:style-name="Heading_20_2" text:outline-level="2">T. WARCTOOLS – Non-Functional Requirements </text:h>
      <text:p text:style-name="textove_20_prilohy_20_komentar">Soubor je dostupný jako elektronická příloha bakalářské práce pod názvem warc_tools_nfr.pdf.</text:p>
      <text:h text:style-name="Heading_20_2" text:outline-level="2"><text:soft-page-break/>U. WARCTOOLS – Software Requirements Specification</text:h>
      <text:p text:style-name="textove_20_prilohy_20_komentar">Soubor je dostupný jako elektronická příloha bakalářské práce pod názvem warc_tools_srs.pdf.</text:p>
      <text:h text:style-name="Heading_20_2" text:outline-level="2">V. WARCTOOLS – výstup z nástroje warcdump pro warc soubor.</text:h>
      <text:p text:style-name="textove_20_prilohy_20_komentar">Soubor je dostupný jako elektronická příloha bakalářské práce pod názvem WARCTOOLS_IAH-20110905093545-00000-kovar-laptop-8090.warc.gz_warcdump.</text:p>
      <text:h text:style-name="Heading_20_2" text:outline-level="2">W. WARCTOOLS / hanzo – README soubor</text:h>
      <text:p text:style-name="textove_20_prilohy_20_komentar">Soubor je dostupný jako elektronická příloha bakalářské práce pod názvem warctools_hanzo_README.</text:p>
      <text:h text:style-name="Heading_20_2" text:outline-level="2">X. WARCTOOLS / hanzo – výstup z nástroje warcdump pro warc soubor.</text:h>
      <text:p text:style-name="textove_20_prilohy_20_komentar">Soubor je dostupný jako elektronická příloha bakalářské práce pod názvem HANZO_IAH-20110905093545-00000-kovar-laptop-8090.warc.gz_warcdump.</text:p>
      <text:h text:style-name="Heading_20_2" text:outline-level="2">Y. WARCTOOLS / hanzo – výstup z programu JHOVE2 pro přiložený warc soubor</text:h>
      <text:p text:style-name="textove_20_prilohy_20_komentar">Soubor je dostupný jako elektronická příloha bakalářské práce pod názvem HANZO_IAH-20110905093545-00000-kovar-laptop-8090.warc.gz_jhove2output.xml.</text:p>
      <text:h text:style-name="Heading_20_2" text:outline-level="2">Z. WARCTOOLS / kpk09 – README soubor</text:h>
      <text:p text:style-name="textove_20_prilohy_20_komentar">Soubor je dostupný jako elektronická příloha bakalářské práce pod názvem warctools_kpk09_README.</text:p>
      <text:h text:style-name="Heading_20_2" text:outline-level="2">AA. WARCTOOLS / kpk09 – výstup z nástroje warcdump pro warc soubor.</text:h>
      <text:p text:style-name="textove_20_prilohy_20_komentar">Soubor je dostupný jako elektronická příloha bakalářské práce pod názvem KPK09_IAH-20110905093545-00000-kovar-laptop-8090.warc.gz_warcdump.</text:p>
      <text:h text:style-name="Heading_20_2" text:outline-level="2">AB. WARCTOOLS / kpk09 – výstup z programu JHOVE2 pro přiložený warc soubor</text:h>
      <text:p text:style-name="textove_20_prilohy_20_komentar">Soubor je dostupný jako elektronická příloha bakalářské práce pod názvem KPK09_IAH-20110905093545-00000-kovar-laptop-8090.warc.gz_jhove2output.xm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cs" fo:country="CZ"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mm" fo:margin-right="0mm" fo:text-align="justify" style:justify-single-word="false" fo:text-indent="10mm" style:auto-text-indent="false" style:page-number="auto"/>
    </style:style>
    <style:style style:name="Heading" style:family="paragraph" style:parent-style-name="Standard" style:next-style-name="Text_20_body" style:class="text">
      <style:paragraph-properties fo:margin-top="4.23mm" fo:margin-bottom="2.12m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master-page-name="">
      <style:paragraph-properties fo:margin-top="1.01mm" fo:margin-bottom="1.01mm" fo:line-height="150%" fo:text-align="justify" style:justify-single-word="false" style:page-number="auto"/>
      <style:text-properties fo:font-size="12pt" style:font-size-asian="10.5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list-style-name="List_20_1" style:class="index" style:master-page-name="">
      <style:paragraph-properties fo:margin-left="1.01mm" fo:margin-right="0mm" fo:margin-top="1.01mm" fo:margin-bottom="1.01mm" fo:line-height="120%" fo:text-align="start" style:justify-single-word="false" fo:text-indent="0mm" style:auto-text-indent="false" style:page-number="auto" fo:background-color="transparent" style:shadow="none">
        <style:tab-stops>
          <style:tab-stop style:position="170mm" style:type="right" style:leader-style="dotted" style:leader-text="."/>
        </style:tab-stops>
        <style:background-image/>
      </style:paragraph-properties>
      <style:text-properties fo:font-size="11pt"/>
    </style:style>
    <style:style style:name="Contents_20_2" style:display-name="Contents 2" style:family="paragraph" style:parent-style-name="Index" style:class="index">
      <style:paragraph-properties fo:margin-left="4.99mm" fo:margin-right="0mm" fo:text-indent="0mm" style:auto-text-indent="false">
        <style:tab-stops>
          <style:tab-stop style:position="165.01mm" style:type="right" style:leader-style="dotted" style:leader-text="."/>
        </style:tab-stops>
      </style:paragraph-properties>
    </style:style>
    <style:style style:name="Contents_20_5" style:display-name="Contents 5" style:family="paragraph" style:parent-style-name="Index" style:class="index">
      <style:paragraph-properties fo:margin-left="19.97mm" fo:margin-right="0mm" fo:text-indent="0mm" style:auto-text-indent="false">
        <style:tab-stops>
          <style:tab-stop style:position="150.04mm" style:type="right" style:leader-style="dotted" style:leader-text="."/>
        </style:tab-stops>
      </style:paragraph-properties>
    </style:style>
    <style:style style:name="Index_20_1" style:display-name="Index 1" style:family="paragraph" style:parent-style-name="Index" style:class="index">
      <style:paragraph-properties fo:margin-left="0mm" fo:margin-right="0mm" fo:text-indent="0mm" style:auto-text-indent="false"/>
    </style:style>
    <style:style style:name="Contents_20_10" style:display-name="Contents 10" style:family="paragraph" style:parent-style-name="Index" style:class="index">
      <style:paragraph-properties fo:margin-left="44.93mm" fo:margin-right="0mm" fo:text-indent="0mm" style:auto-text-indent="false">
        <style:tab-stops>
          <style:tab-stop style:position="125.08m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0%" fo:font-style="italic" fo:font-weight="bold" style:font-size-asian="85%" style:font-style-asian="italic" style:font-weight-asian="normal" style:font-size-complex="85%" style:font-style-complex="italic" style:font-weight-complex="bold"/>
    </style:style>
    <style:style style:name="Footer" style:family="paragraph" style:parent-style-name="Standard" style:class="extra">
      <style:paragraph-properties fo:margin-left="0mm" fo:margin-right="0mm" fo:text-indent="0mm" style:auto-text-indent="false" text:number-lines="false" text:line-number="0">
        <style:tab-stops>
          <style:tab-stop style:position="75mm" style:type="center"/>
          <style:tab-stop style:position="150.02mm" style:type="right"/>
        </style:tab-stops>
      </style:paragraph-properties>
    </style:style>
    <style:style style:name="User_20_Index_20_3" style:display-name="User Index 3" style:family="paragraph" style:parent-style-name="Index" style:class="index">
      <style:paragraph-properties fo:margin-left="9.98mm" fo:margin-right="0mm" fo:text-indent="0mm" style:auto-text-indent="false">
        <style:tab-stops>
          <style:tab-stop style:position="160.02mm" style:type="right" style:leader-style="dotted" style:leader-text="."/>
        </style:tab-stops>
      </style:paragraph-properties>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mm" fo:margin-right="0mm" fo:text-indent="-45mm" style:auto-text-indent="false">
        <style:tab-stops>
          <style:tab-stop style:position="0mm"/>
        </style:tab-stops>
      </style:paragraph-properties>
    </style:style>
    <style:style style:name="List_20_1" style:display-name="List 1" style:family="paragraph" style:parent-style-name="List" style:list-style-name="List_20_1" style:class="list" style:master-page-name="">
      <style:paragraph-properties fo:margin-left="14.99mm" fo:margin-right="0mm" fo:margin-top="0mm" fo:margin-bottom="1.01mm" fo:text-indent="0mm" style:auto-text-indent="false" style:page-number="auto"/>
    </style:style>
    <style:style style:name="List_20_1_20_Cont." style:display-name="List 1 Cont." style:family="paragraph" style:parent-style-name="List" style:class="list">
      <style:paragraph-properties fo:margin-left="20mm" fo:margin-right="0mm" fo:margin-top="0mm" fo:margin-bottom="2.12mm" fo:text-indent="0mm" style:auto-text-indent="false"/>
    </style:style>
    <style:style style:name="Header" style:family="paragraph" style:parent-style-name="Standard" style:class="extra">
      <style:paragraph-properties text:number-lines="false" text:line-number="0">
        <style:tab-stops>
          <style:tab-stop style:position="72.5mm" style:type="center"/>
          <style:tab-stop style:position="145.01mm" style:type="right"/>
        </style:tab-stops>
      </style:paragraph-properties>
    </style:style>
    <style:style style:name="Untitled1" style:family="paragraph" style:parent-style-name="Text_20_body" style:master-page-name="">
      <style:paragraph-properties style:page-number="auto"/>
    </style:style>
    <style:style style:name="textové_20_přílohy" style:display-name="textové přílohy" style:family="paragraph" style:parent-style-name="Text_20_body" style:master-page-name="">
      <style:paragraph-properties fo:margin-left="4.99mm" fo:margin-right="0mm" fo:margin-top="1.01mm" fo:margin-bottom="1.01mm" fo:line-height="100%" fo:text-align="start" style:justify-single-word="false" fo:text-indent="0mm" style:auto-text-indent="false" style:page-number="auto"/>
      <style:text-properties style:font-name="Courier New" fo:font-size="9pt" style:font-size-asian="10.5pt"/>
    </style:style>
    <style:style style:name="textove_20_prilohy_20_komentar" style:display-name="textove prilohy komentar" style:family="paragraph" style:parent-style-name="Text_20_body" style:master-page-name="">
      <style:paragraph-properties fo:margin-left="0mm" fo:margin-right="0mm" fo:margin-top="0mm" fo:margin-bottom="0mm" fo:line-height="100%" fo:text-indent="0mm" style:auto-text-indent="false" style:page-number="auto"/>
      <style:text-properties style:font-size-asian="10.5pt"/>
    </style:style>
    <style:style style:name="seznam_20_literatury" style:display-name="seznam literatury" style:family="paragraph" style:parent-style-name="textove_20_prilohy_20_komentar" style:master-page-name="">
      <style:paragraph-properties fo:line-height="150%" fo:text-align="start" style:justify-single-word="false" style:page-number="auto"/>
      <style:text-properties style:font-size-asian="10.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text-indent="-4mm" fo:margin-left="4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text-indent="-4mm" fo:margin-left="8.01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text-indent="-4mm" fo:margin-left="11.99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text-indent="-4mm" fo:margin-left="16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text-indent="-4mm" fo:margin-left="2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text-indent="-4mm" fo:margin-left="24.01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text-indent="-4mm" fo:margin-left="27.99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text-indent="-4mm" fo:margin-left="32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text-indent="-4mm" fo:margin-left="36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text-indent="-4mm" fo:margin-left="40.01m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mm" fo:page-height="297mm" style:num-format="1" style:print-orientation="portrait" fo:margin-top="24.99mm" fo:margin-bottom="35mm" fo:margin-left="40.01mm" fo:margin-right="24.99mm" style:writing-mode="lr-tb" style:footnote-max-height="0mm">
        <style:footnote-sep style:width="0.18mm" style:distance-before-sep="1.01mm" style:distance-after-sep="1.01mm" style:line-style="none" style:adjustment="left" style:rel-width="25%" style:color="#000000"/>
      </style:page-layout-properties>
      <style:header-style/>
      <style:footer-style>
        <style:header-footer-properties fo:min-height="0mm" fo:margin-left="0mm" fo:margin-right="0mm" fo:margin-top="4.99mm"/>
      </style:footer-style>
    </style:page-layout>
    <style:page-layout style:name="Mpm2">
      <style:page-layout-properties fo:page-width="210.01mm" fo:page-height="297mm" style:num-format="1" style:print-orientation="portrait" fo:margin-top="10mm" fo:margin-bottom="10mm" fo:margin-left="20mm" fo:margin-right="10mm" style:writing-mode="lr-tb" style:footnote-max-height="0mm">
        <style:footnote-sep style:width="0.18mm" style:distance-before-sep="1.01mm" style:distance-after-sep="1.01mm" style:line-style="none" style:adjustment="left" style:rel-width="25%" style:color="#000000"/>
      </style:page-layout-properties>
      <style:header-style>
        <style:header-footer-properties fo:min-height="0mm" fo:margin-left="0mm" fo:margin-right="0mm" fo:margin-bottom="4.99mm"/>
      </style:header-style>
      <style:footer-style/>
    </style:page-layout>
  </office:automatic-styles>
  <office:master-styles>
    <style:master-page style:name="Standard" style:page-layout-name="Mpm1">
      <style:footer>
        <text:p text:style-name="MP1">– <text:page-number text:select-page="current">1</text:page-number> –</text:p>
      </style:footer>
    </style:master-page>
    <style:master-page style:name="HTML" style:page-layout-name="Mpm2">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tin Prokop</meta:initial-creator>
    <meta:creation-date>2011-03-10T17:20:49</meta:creation-date>
    <meta:generator>LibreOffice/3.4$Linux LibreOffice_project/340m1$Build-402</meta:generator>
    <dc:date>2011-12-19T00:57:26</dc:date>
    <dc:creator>Martin Prokop</dc:creator>
    <meta:editing-duration>P3DT22H43M28S</meta:editing-duration>
    <meta:editing-cycles>2134</meta:editing-cycles>
    <meta:document-statistic meta:table-count="1" meta:image-count="0" meta:object-count="0" meta:page-count="55" meta:paragraph-count="645" meta:word-count="9487" meta:character-count="70290" meta:non-whitespace-character-count="61439"/>
  </office:meta>
</office:document-meta>
</file>